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8.894cm"/>
    </style:style>
    <style:style style:name="co12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3.806cm"/>
    </style:style>
    <style:style style:name="co15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0.392cm"/>
    </style:style>
    <style:style style:name="co16" style:family="table-column">
      <style:table-column-properties fo:break-before="auto" style:column-width="6.126cm"/>
    </style:style>
    <style:style style:name="co17" style:family="table-column">
      <style:table-column-properties fo:break-before="auto" style:column-width="0.448cm"/>
    </style:style>
    <style:style style:name="co18" style:family="table-column">
      <style:table-column-properties fo:break-before="auto" style:column-width="1.819cm"/>
    </style:style>
    <style:style style:name="co19" style:family="table-column">
      <style:table-column-properties fo:break-before="auto" style:column-width="1.901cm"/>
    </style:style>
    <style:style style:name="ro8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ta2" style:family="table" style:master-page-name="PageStyle_5f_Summary_5f_Opsomming">
      <style:table-properties table:display="true" style:writing-mode="lr-tb"/>
    </style:style>
    <style:style style:name="ta3" style:family="table" style:master-page-name="PageStyle_5f_Careers_5f_Beroepe">
      <style:table-properties table:display="true" style:writing-mode="lr-tb"/>
    </style:style>
    <style:style style:name="ta4" style:family="table" style:master-page-name="PageStyle_5f_Learners_5f_Leerders">
      <style:table-properties table:display="true" style:writing-mode="lr-tb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fo:background-color="#ffff99" style:diagonal-bl-tr="none" style:diagonal-tl-br="none" fo:border="0.035cm solid #3a3935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035cm solid #c0c0c0" style:rotation-align="none"/>
    </style:style>
    <style:style style:name="ce12" style:family="table-cell" style:parent-style-name="Default">
      <style:table-cell-properties fo:border-bottom="0.035cm solid #c0c0c0" style:diagonal-bl-tr="none" style:diagonal-tl-br="none" fo:border-left="0.035cm solid #c0c0c0" fo:border-right="0.035cm solid #c0c0c0" style:rotation-align="none" fo:border-top="none"/>
    </style:style>
    <style:style style:name="ce13" style:family="table-cell" style:parent-style-name="Normal_5f_Data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Data">
      <style:table-cell-properties style:glyph-orientation-vertical="0" fo:background-color="#ffff00" style:diagonal-bl-tr="none" style:diagonal-tl-br="none" style:text-align-source="value-type" style:repeat-content="false" fo:wrap-option="wrap" fo:border="0.035cm solid #3a3935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0.035cm solid #3a3935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Data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Data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35cm solid #3a3935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Data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Data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35cm solid #3a3935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35cm solid #3a3935"/>
    </style:style>
    <style:style style:name="ce24" style:family="table-cell" style:parent-style-name="Default">
      <style:table-cell-properties fo:background-color="#ffff99" style:diagonal-bl-tr="none" style:diagonal-tl-br="none" fo:border="0.035cm solid #3a3935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3a3935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earners_Leerders" table:style-name="ta4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12" table:default-cell-style-name="ce9"/>
        <table:table-column table:style-name="co12" table:number-columns-repeated="1012" table:default-cell-style-name="Default"/>
        <table:table-row table:style-name="ro4">
          <table:table-cell table:style-name="ce5" office:value-type="string">
            <text:p>General Career Choices/Algemene Beroepskeuses</text:p>
          </table:table-cell>
          <table:table-cell table:style-name="ce5" table:number-columns-repeated="7"/>
          <table:table-cell table:number-columns-repeated="2"/>
          <table:table-cell table:style-name="ce5"/>
          <table:table-cell table:style-name="Default"/>
          <table:table-cell table:number-columns-repeated="1012"/>
        </table:table-row>
        <table:table-row table:style-name="ro2">
          <table:table-cell table:style-name="ce6" office:value-type="string">
            <text:p>Learner Number/Leerdernommer</text:p>
          </table:table-cell>
          <table:table-cell table:style-name="ce7" office:value-type="string">
            <text:p>Surname/Van</text:p>
          </table:table-cell>
          <table:table-cell table:style-name="ce7" office:value-type="string">
            <text:p>Name/Naam</text:p>
          </table:table-cell>
          <table:table-cell table:style-name="ce7" office:value-type="string">
            <text:p>Option/Opsie</text:p>
          </table:table-cell>
          <table:table-cell table:style-name="ce7" office:value-type="string">
            <text:p>Marks/Punte</text:p>
          </table:table-cell>
          <table:table-cell table:style-name="ce7" office:value-type="string">
            <text:p>University Entrance</text:p>
          </table:table-cell>
          <table:table-cell table:style-name="ce7"/>
          <table:table-cell table:number-columns-repeated="3"/>
          <table:table-cell table:style-name="ce7" office:value-type="string">
            <text:p>Uppercase/Bokas</text:p>
          </table:table-cell>
          <table:table-cell table:style-name="Default"/>
          <table:table-cell table:number-columns-repeated="1012"/>
        </table:table-row>
        <table:table-row table:style-name="ro5">
          <table:table-cell/>
          <table:table-cell table:style-name="ce9" office:value-type="string">
            <text:p>ADAM</text:p>
          </table:table-cell>
          <table:table-cell table:style-name="ce9" office:value-type="string">
            <text:p>Jean</text:p>
          </table:table-cell>
          <table:table-cell office:value-type="string">
            <text:p>Physical Science</text:p>
          </table:table-cell>
          <table:table-cell office:value-type="float" office:value="72">
            <text:p>72</text:p>
          </table:table-cell>
          <table:table-cell table:style-name="ce14"/>
          <table:table-cell table:number-columns-repeated="4"/>
          <table:table-cell table:formula="of:=UPPER([.B3:.B310])" office:value-type="string" office:string-value="ADAM">
            <text:p>ADAM</text:p>
          </table:table-cell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>
            <text:p>Adam</text:p>
          </table:table-cell>
          <table:table-cell table:style-name="ce9" office:value-type="string">
            <text:p>Kim</text:p>
          </table:table-cell>
          <table:table-cell office:value-type="string">
            <text:p>Arts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/>
          <table:table-cell table:style-name="ce16" office:value-type="string" table:number-columns-spanned="2" table:number-rows-spanned="1">
            <text:p>Second highest score</text:p>
            <text:p>Tweede hoogste punt</text:p>
          </table:table-cell>
          <table:covered-table-cell table:style-name="ce18"/>
          <table:table-cell table:style-name="ce24"/>
          <table:table-cell table:formula="of:=UPPER([.B4:.B311])" office:value-type="string" office:string-value="ADAM">
            <text:p>ADAM</text:p>
          </table:table-cell>
          <table:table-cell table:number-columns-repeated="1013"/>
        </table:table-row>
        <table:table-row table:style-name="ro9">
          <table:table-cell/>
          <table:table-cell table:style-name="Default" office:value-type="string">
            <text:p>ADAMS</text:p>
          </table:table-cell>
          <table:table-cell table:style-name="ce9" office:value-type="string">
            <text:p>Bertie</text:p>
          </table:table-cell>
          <table:table-cell office:value-type="string">
            <text:p>Arts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/>
          <table:table-cell table:style-name="ce17" office:value-type="string" table:number-columns-spanned="2" table:number-rows-spanned="1">
            <text:p>Physical and Natural Science</text:p>
            <text:p>Fisiese- en Natuurwetenskappe</text:p>
          </table:table-cell>
          <table:covered-table-cell table:style-name="ce19"/>
          <table:table-cell table:style-name="ce25"/>
          <table:table-cell table:formula="of:=UPPER([.B5:.B312])" office:value-type="string" office:string-value="ADAMS">
            <text:p>ADAM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frica</text:p>
          </table:table-cell>
          <table:table-cell table:style-name="ce9" office:value-type="string">
            <text:p>Brett</text:p>
          </table:table-cell>
          <table:table-cell office:value-type="string">
            <text:p>Social Sciences</text:p>
          </table:table-cell>
          <table:table-cell office:value-type="float" office:value="41">
            <text:p>41</text:p>
          </table:table-cell>
          <table:table-cell table:number-columns-repeated="3"/>
          <table:table-cell table:style-name="ce23"/>
          <table:table-cell table:style-name="ce26"/>
          <table:table-cell table:formula="of:=UPPER([.B6:.B313])" office:value-type="string" office:string-value="AFRICA">
            <text:p>AFRIC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FRICA</text:p>
          </table:table-cell>
          <table:table-cell table:style-name="ce9" office:value-type="string">
            <text:p>Jenna</text:p>
          </table:table-cell>
          <table:table-cell office:value-type="string">
            <text:p>Hospitality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/>
          <table:table-cell table:style-name="ce9"/>
          <table:table-cell table:number-columns-repeated="2"/>
          <table:table-cell table:formula="of:=UPPER([.B7:.B314])" office:value-type="string" office:string-value="AFRICA">
            <text:p>AFRIC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FRICA</text:p>
          </table:table-cell>
          <table:table-cell table:style-name="ce9" office:value-type="string">
            <text:p>Jenny</text:p>
          </table:table-cell>
          <table:table-cell office:value-type="string">
            <text:p>Physical Science</text:p>
          </table:table-cell>
          <table:table-cell office:value-type="float" office:value="20">
            <text:p>20</text:p>
          </table:table-cell>
          <table:table-cell/>
          <table:table-cell table:style-name="ce9"/>
          <table:table-cell table:number-columns-repeated="3"/>
          <table:table-cell table:formula="of:=UPPER([.B8:.B315])" office:value-type="string" office:string-value="AFRICA">
            <text:p>AFRIC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frica <text:s text:c="2"/></text:p>
          </table:table-cell>
          <table:table-cell table:style-name="ce9" office:value-type="string">
            <text:p>Jared</text:p>
          </table:table-cell>
          <table:table-cell office:value-type="string">
            <text:p>Physical Science</text:p>
          </table:table-cell>
          <table:table-cell office:value-type="float" office:value="46">
            <text:p>46</text:p>
          </table:table-cell>
          <table:table-cell/>
          <table:table-cell table:style-name="ce9"/>
          <table:table-cell table:number-columns-repeated="3"/>
          <table:table-cell table:formula="of:=UPPER([.B9:.B316])" office:value-type="string" office:string-value="AFRICA   ">
            <text:p>AFRICA <text:s text:c="2"/>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JAM</text:p>
          </table:table-cell>
          <table:table-cell table:style-name="ce8" office:value-type="string">
            <text:p>Jessica</text:p>
          </table:table-cell>
          <table:table-cell office:value-type="string">
            <text:p>Management Science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:.B317])" office:value-type="string" office:string-value="AJAM">
            <text:p>AJAM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jam</text:p>
          </table:table-cell>
          <table:table-cell table:style-name="ce9" office:value-type="string">
            <text:p>Zimasa</text:p>
          </table:table-cell>
          <table:table-cell office:value-type="string">
            <text:p>Natural Science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11:.B318])" office:value-type="string" office:string-value="AJAM">
            <text:p>AJAM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LBANY</text:p>
          </table:table-cell>
          <table:table-cell table:style-name="ce9" office:value-type="string">
            <text:p>Jessica</text:p>
          </table:table-cell>
          <table:table-cell office:value-type="string">
            <text:p>Financial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12:.B319])" office:value-type="string" office:string-value="ALBANY">
            <text:p>ALBANY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lbany</text:p>
          </table:table-cell>
          <table:table-cell table:style-name="ce9" office:value-type="string">
            <text:p>Marilyn</text:p>
          </table:table-cell>
          <table:table-cell office:value-type="string">
            <text:p>Trades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:.B320])" office:value-type="string" office:string-value="ALBANY">
            <text:p>ALBANY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llison</text:p>
          </table:table-cell>
          <table:table-cell table:style-name="ce9" office:value-type="string">
            <text:p>Sqhamo</text:p>
          </table:table-cell>
          <table:table-cell office:value-type="string">
            <text:p>Trades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:.B321])" office:value-type="string" office:string-value="ALLISON">
            <text:p>ALLISO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llnutt</text:p>
          </table:table-cell>
          <table:table-cell table:style-name="ce9" office:value-type="string">
            <text:p>Lesley</text:p>
          </table:table-cell>
          <table:table-cell office:value-type="string">
            <text:p>Agricultural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:.B322])" office:value-type="string" office:string-value="ALLNUTT">
            <text:p>ALLNUTT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Allwright</text:p>
          </table:table-cell>
          <table:table-cell table:style-name="ce9" office:value-type="string">
            <text:p>Lindi-Mae</text:p>
          </table:table-cell>
          <table:table-cell office:value-type="string">
            <text:p>Agricultural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:.B323])" office:value-type="string" office:string-value="ALLWRIGHT">
            <text:p>ALLWRIGHT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Anderhold</text:p>
          </table:table-cell>
          <table:table-cell table:style-name="ce9" office:value-type="string">
            <text:p>Patsy</text:p>
          </table:table-cell>
          <table:table-cell office:value-type="string">
            <text:p>Engineering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17:.B324])" office:value-type="string" office:string-value="ANDERHOLD">
            <text:p>ANDERHOLD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Anderson</text:p>
          </table:table-cell>
          <table:table-cell table:style-name="ce9" office:value-type="string">
            <text:p>Aidan</text:p>
          </table:table-cell>
          <table:table-cell office:value-type="string">
            <text:p>Agricultural</text:p>
          </table:table-cell>
          <table:table-cell office:value-type="float" office:value="55">
            <text:p>55</text:p>
          </table:table-cell>
          <table:table-cell table:number-columns-repeated="5"/>
          <table:table-cell table:formula="of:=UPPER([.B18:.B325])" office:value-type="string" office:string-value="ANDERSON">
            <text:p>ANDERSO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pril</text:p>
          </table:table-cell>
          <table:table-cell table:style-name="ce9" office:value-type="string">
            <text:p>Betsy</text:p>
          </table:table-cell>
          <table:table-cell office:value-type="string">
            <text:p>Arts</text:p>
          </table:table-cell>
          <table:table-cell office:value-type="float" office:value="29">
            <text:p>29</text:p>
          </table:table-cell>
          <table:table-cell table:number-columns-repeated="5"/>
          <table:table-cell table:formula="of:=UPPER([.B19:.B326])" office:value-type="string" office:string-value="APRIL">
            <text:p>APRIL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rendt</text:p>
          </table:table-cell>
          <table:table-cell table:style-name="ce9" office:value-type="string">
            <text:p>Greig</text:p>
          </table:table-cell>
          <table:table-cell office:value-type="string">
            <text:p>Engineering</text:p>
          </table:table-cell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:.B327])" office:value-type="string" office:string-value="ARENDT">
            <text:p>ARENDT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Ashworth</text:p>
          </table:table-cell>
          <table:table-cell table:style-name="ce9" office:value-type="string">
            <text:p>Zanele</text:p>
          </table:table-cell>
          <table:table-cell office:value-type="string">
            <text:p>Communications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:.B328])" office:value-type="string" office:string-value="ASHWORTH">
            <text:p>ASHWORTH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SQUITH</text:p>
          </table:table-cell>
          <table:table-cell table:style-name="ce8" office:value-type="string">
            <text:p>Joan</text:p>
          </table:table-cell>
          <table:table-cell office:value-type="string">
            <text:p>Management Science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:.B329])" office:value-type="string" office:string-value="ASQUITH">
            <text:p>ASQUITH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ATON</text:p>
          </table:table-cell>
          <table:table-cell table:style-name="ce9" office:value-type="string">
            <text:p>Jodi</text:p>
          </table:table-cell>
          <table:table-cell office:value-type="string">
            <text:p>Trades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:.B330])" office:value-type="string" office:string-value="ATON">
            <text:p>ATON</text:p>
          </table:table-cell>
          <table:table-cell table:number-columns-repeated="1013"/>
        </table:table-row>
        <table:table-row table:style-name="ro6">
          <table:table-cell/>
          <table:table-cell table:style-name="Default" office:value-type="string">
            <text:p>BADENHORST</text:p>
          </table:table-cell>
          <table:table-cell table:style-name="Default" office:value-type="string">
            <text:p>Desiree</text:p>
          </table:table-cell>
          <table:table-cell office:value-type="string">
            <text:p>Financial</text:p>
          </table:table-cell>
          <table:table-cell office:value-type="float" office:value="53">
            <text:p>53</text:p>
          </table:table-cell>
          <table:table-cell table:number-columns-repeated="5"/>
          <table:table-cell table:formula="of:=UPPER([.B24:.B331])" office:value-type="string" office:string-value="BADENHORST">
            <text:p>BADENHORST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AKER</text:p>
          </table:table-cell>
          <table:table-cell table:style-name="ce9" office:value-type="string">
            <text:p>Johan</text:p>
          </table:table-cell>
          <table:table-cell office:value-type="string">
            <text:p>Numerical</text:p>
          </table:table-cell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:.B332])" office:value-type="string" office:string-value="BAKER">
            <text:p>BAKER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ALOYI</text:p>
          </table:table-cell>
          <table:table-cell table:style-name="ce9" office:value-type="string">
            <text:p>Elma</text:p>
          </table:table-cell>
          <table:table-cell office:value-type="string">
            <text:p>Engineering</text:p>
          </table:table-cell>
          <table:table-cell office:value-type="float" office:value="41">
            <text:p>41</text:p>
          </table:table-cell>
          <table:table-cell table:number-columns-repeated="5"/>
          <table:table-cell table:formula="of:=UPPER([.B26:.B333])" office:value-type="string" office:string-value="BALOYI">
            <text:p>BALOYI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AM</text:p>
          </table:table-cell>
          <table:table-cell table:style-name="Default" office:value-type="string">
            <text:p>Johanna</text:p>
          </table:table-cell>
          <table:table-cell office:value-type="string">
            <text:p>Social Sciences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:.B334])" office:value-type="string" office:string-value="BAM">
            <text:p>BAM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AMBISA</text:p>
          </table:table-cell>
          <table:table-cell table:style-name="Default" office:value-type="string">
            <text:p>Elmari</text:p>
          </table:table-cell>
          <table:table-cell office:value-type="string">
            <text:p>Natural Science</text:p>
          </table:table-cell>
          <table:table-cell office:value-type="float" office:value="36">
            <text:p>36</text:p>
          </table:table-cell>
          <table:table-cell table:number-columns-repeated="5"/>
          <table:table-cell table:formula="of:=UPPER([.B28:.B335])" office:value-type="string" office:string-value="BAMBISA">
            <text:p>BAMBIS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ANSDA</text:p>
          </table:table-cell>
          <table:table-cell table:style-name="ce8" office:value-type="string">
            <text:p>John</text:p>
          </table:table-cell>
          <table:table-cell office:value-type="string">
            <text:p>Management Science</text:p>
          </table:table-cell>
          <table:table-cell office:value-type="float" office:value="29">
            <text:p>29</text:p>
          </table:table-cell>
          <table:table-cell table:number-columns-repeated="5"/>
          <table:table-cell table:formula="of:=UPPER([.B29:.B336])" office:value-type="string" office:string-value="BANSDA">
            <text:p>BANSD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ANTOM</text:p>
          </table:table-cell>
          <table:table-cell table:style-name="ce8" office:value-type="string">
            <text:p>John </text:p>
          </table:table-cell>
          <table:table-cell office:value-type="string">
            <text:p>Management Science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UPPER([.B30:.B337])" office:value-type="string" office:string-value="BANTOM">
            <text:p>BANTOM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ANYINI</text:p>
          </table:table-cell>
          <table:table-cell table:style-name="ce9" office:value-type="string">
            <text:p>Euan</text:p>
          </table:table-cell>
          <table:table-cell office:value-type="string">
            <text:p>Natural Science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UPPER([.B31:.B338])" office:value-type="string" office:string-value="BANYINI">
            <text:p>BANYINI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RENT</text:p>
          </table:table-cell>
          <table:table-cell table:style-name="Default" office:value-type="string">
            <text:p>Mogale</text:p>
          </table:table-cell>
          <table:table-cell office:value-type="string">
            <text:p>Financial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UPPER([.B32:.B339])" office:value-type="string" office:string-value="BRENT">
            <text:p>BRENT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RESLER</text:p>
          </table:table-cell>
          <table:table-cell table:style-name="ce9" office:value-type="string">
            <text:p>Evan</text:p>
          </table:table-cell>
          <table:table-cell office:value-type="string">
            <text:p>Management Science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3:.B340])" office:value-type="string" office:string-value="BRESLER">
            <text:p>BRESLER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ushby</text:p>
          </table:table-cell>
          <table:table-cell table:style-name="ce9" office:value-type="string">
            <text:p>Peni-Leigh</text:p>
          </table:table-cell>
          <table:table-cell office:value-type="string">
            <text:p>Trades</text:p>
          </table:table-cell>
          <table:table-cell office:value-type="float" office:value="38">
            <text:p>38</text:p>
          </table:table-cell>
          <table:table-cell table:number-columns-repeated="5"/>
          <table:table-cell table:formula="of:=UPPER([.B34:.B341])" office:value-type="string" office:string-value="BUSHBY">
            <text:p>BUSHBY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Buso</text:p>
          </table:table-cell>
          <table:table-cell table:style-name="ce9" office:value-type="string">
            <text:p>Mteteleli</text:p>
          </table:table-cell>
          <table:table-cell office:value-type="string">
            <text:p>Humanities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5:.B342])" office:value-type="string" office:string-value="BUSO">
            <text:p>BUSO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BUYS</text:p>
          </table:table-cell>
          <table:table-cell table:style-name="Default" office:value-type="string">
            <text:p>Faith</text:p>
          </table:table-cell>
          <table:table-cell office:value-type="string">
            <text:p>Information Science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36:.B343])" office:value-type="string" office:string-value="BUYS">
            <text:p>BUY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adger</text:p>
          </table:table-cell>
          <table:table-cell table:style-name="ce9" office:value-type="string">
            <text:p>Tanya</text:p>
          </table:table-cell>
          <table:table-cell office:value-type="string">
            <text:p>Information Science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37:.B344])" office:value-type="string" office:string-value="CADGER">
            <text:p>CADGER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Cairncross</text:p>
          </table:table-cell>
          <table:table-cell table:style-name="ce9" office:value-type="string">
            <text:p>Meghan</text:p>
          </table:table-cell>
          <table:table-cell office:value-type="string">
            <text:p>Arts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8:.B345])" office:value-type="string" office:string-value="CAIRNCROSS">
            <text:p>CAIRNCROS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amons</text:p>
          </table:table-cell>
          <table:table-cell table:style-name="ce9" office:value-type="string">
            <text:p>Mziyanda</text:p>
          </table:table-cell>
          <table:table-cell office:value-type="string">
            <text:p>Architecture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UPPER([.B39:.B346])" office:value-type="string" office:string-value="CAMONS">
            <text:p>CAMONS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COETZEE</text:p>
          </table:table-cell>
          <table:table-cell table:style-name="Default" office:value-type="string">
            <text:p>Andile</text:p>
          </table:table-cell>
          <table:table-cell office:value-type="string">
            <text:p>Social Sciences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0:.B347])" office:value-type="string" office:string-value="COETZEE">
            <text:p>COETZEE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COETZEE</text:p>
          </table:table-cell>
          <table:table-cell table:style-name="ce9" office:value-type="string">
            <text:p>Andrew</text:p>
          </table:table-cell>
          <table:table-cell office:value-type="string">
            <text:p>Engineering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41:.B348])" office:value-type="string" office:string-value="COETZEE">
            <text:p>COETZEE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OETZEE</text:p>
          </table:table-cell>
          <table:table-cell table:style-name="ce9" office:value-type="string">
            <text:p>Jonty</text:p>
          </table:table-cell>
          <table:table-cell office:value-type="string">
            <text:p>Numerical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2:.B349])" office:value-type="string" office:string-value="COETZEE">
            <text:p>COETZEE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OETZEE</text:p>
          </table:table-cell>
          <table:table-cell table:style-name="ce9" office:value-type="string">
            <text:p>Jules</text:p>
          </table:table-cell>
          <table:table-cell office:value-type="string">
            <text:p>Agricultural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f:=UPPER([.B43:.B350])" office:value-type="string" office:string-value="COETZEE">
            <text:p>COETZEE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COETZER</text:p>
          </table:table-cell>
          <table:table-cell table:style-name="Default" office:value-type="string">
            <text:p>Angelique</text:p>
          </table:table-cell>
          <table:table-cell office:value-type="string">
            <text:p>Engineering</text:p>
          </table:table-cell>
          <table:table-cell office:value-type="float" office:value="42">
            <text:p>42</text:p>
          </table:table-cell>
          <table:table-cell table:number-columns-repeated="5"/>
          <table:table-cell table:formula="of:=UPPER([.B44:.B351])" office:value-type="string" office:string-value="COETZER">
            <text:p>COETZER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OHEN</text:p>
          </table:table-cell>
          <table:table-cell table:style-name="ce9" office:value-type="string">
            <text:p>Juliette</text:p>
          </table:table-cell>
          <table:table-cell office:value-type="string">
            <text:p>Arts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45:.B352])" office:value-type="string" office:string-value="COHEN">
            <text:p>COHEN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COOPOOSAMY</text:p>
          </table:table-cell>
          <table:table-cell table:style-name="ce9" office:value-type="string">
            <text:p>Justin</text:p>
          </table:table-cell>
          <table:table-cell office:value-type="string">
            <text:p>Social Sciences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6:.B353])" office:value-type="string" office:string-value="COOPOOSAMY">
            <text:p>COOPOOSAMY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OSKEY</text:p>
          </table:table-cell>
          <table:table-cell table:style-name="ce9" office:value-type="string">
            <text:p>Justine</text:p>
          </table:table-cell>
          <table:table-cell office:value-type="string">
            <text:p>Financial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7:.B354])" office:value-type="string" office:string-value="COSKEY">
            <text:p>COSKEY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CRAILL</text:p>
          </table:table-cell>
          <table:table-cell table:style-name="ce9" office:value-type="string">
            <text:p>Justine</text:p>
          </table:table-cell>
          <table:table-cell office:value-type="string">
            <text:p>Agricultural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8:.B355])" office:value-type="string" office:string-value="CRAILL">
            <text:p>CRAILL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CRAWFORD</text:p>
          </table:table-cell>
          <table:table-cell table:style-name="ce8" office:value-type="string">
            <text:p>Karabo</text:p>
          </table:table-cell>
          <table:table-cell office:value-type="string">
            <text:p>Engineering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49:.B356])" office:value-type="string" office:string-value="CRAWFORD">
            <text:p>CRAWFORD</text:p>
          </table:table-cell>
          <table:table-cell table:number-columns-repeated="1013"/>
        </table:table-row>
        <table:table-row table:style-name="ro6">
          <table:table-cell/>
          <table:table-cell table:style-name="Default" office:value-type="string">
            <text:p>DE JAGER</text:p>
          </table:table-cell>
          <table:table-cell table:style-name="ce9" office:value-type="string">
            <text:p>Anita</text:p>
          </table:table-cell>
          <table:table-cell office:value-type="string">
            <text:p>Medical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f:=UPPER([.B50:.B357])" office:value-type="string" office:string-value="DE JAGER">
            <text:p>DE JAGER</text:p>
          </table:table-cell>
          <table:table-cell table:number-columns-repeated="1013"/>
        </table:table-row>
        <table:table-row table:style-name="ro6">
          <table:table-cell/>
          <table:table-cell table:style-name="Default" office:value-type="string">
            <text:p>DE JAGER</text:p>
          </table:table-cell>
          <table:table-cell table:style-name="Default" office:value-type="string">
            <text:p>Marishen</text:p>
          </table:table-cell>
          <table:table-cell office:value-type="string">
            <text:p>Numerical</text:p>
          </table:table-cell>
          <table:table-cell office:value-type="float" office:value="36">
            <text:p>36</text:p>
          </table:table-cell>
          <table:table-cell table:number-columns-repeated="5"/>
          <table:table-cell table:formula="of:=UPPER([.B51:.B358])" office:value-type="string" office:string-value="DE JAGER">
            <text:p>DE JAGER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DE WITT</text:p>
          </table:table-cell>
          <table:table-cell table:style-name="ce8" office:value-type="string">
            <text:p>Karen</text:p>
          </table:table-cell>
          <table:table-cell office:value-type="string">
            <text:p>Information Science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52:.B359])" office:value-type="string" office:string-value="DE WITT">
            <text:p>DE WITT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DEALTRY</text:p>
          </table:table-cell>
          <table:table-cell table:style-name="ce9" office:value-type="string">
            <text:p>Karen</text:p>
          </table:table-cell>
          <table:table-cell office:value-type="string">
            <text:p>Communications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53:.B360])" office:value-type="string" office:string-value="DEALTRY">
            <text:p>DEALTRY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EERLING</text:p>
          </table:table-cell>
          <table:table-cell table:style-name="ce9" office:value-type="string">
            <text:p>Kaylynn</text:p>
          </table:table-cell>
          <table:table-cell office:value-type="string">
            <text:p>Management Science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54:.B361])" office:value-type="string" office:string-value="DEERLING">
            <text:p>DEERLING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DELPORT</text:p>
          </table:table-cell>
          <table:table-cell table:style-name="ce9" office:value-type="string">
            <text:p>Anja</text:p>
          </table:table-cell>
          <table:table-cell office:value-type="string">
            <text:p>Arts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55:.B362])" office:value-type="string" office:string-value="DELPORT">
            <text:p>DELPORT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DHAYA</text:p>
          </table:table-cell>
          <table:table-cell table:style-name="ce8" office:value-type="string">
            <text:p>Keelan </text:p>
          </table:table-cell>
          <table:table-cell office:value-type="string">
            <text:p>Humanities</text:p>
          </table:table-cell>
          <table:table-cell office:value-type="float" office:value="34">
            <text:p>34</text:p>
          </table:table-cell>
          <table:table-cell table:number-columns-repeated="5"/>
          <table:table-cell table:formula="of:=UPPER([.B56:.B363])" office:value-type="string" office:string-value="DHAYA">
            <text:p>DHAYA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ICKINSON</text:p>
          </table:table-cell>
          <table:table-cell table:style-name="ce9" office:value-type="string">
            <text:p>Keenan</text:p>
          </table:table-cell>
          <table:table-cell office:value-type="string">
            <text:p>Humanities</text:p>
          </table:table-cell>
          <table:table-cell office:value-type="float" office:value="22">
            <text:p>22</text:p>
          </table:table-cell>
          <table:table-cell table:number-columns-repeated="5"/>
          <table:table-cell table:formula="of:=UPPER([.B57:.B364])" office:value-type="string" office:string-value="DICKINSON">
            <text:p>DICKINSON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IEDERICKS</text:p>
          </table:table-cell>
          <table:table-cell table:style-name="ce9" office:value-type="string">
            <text:p>Keisha</text:p>
          </table:table-cell>
          <table:table-cell office:value-type="string">
            <text:p>Management Science</text:p>
          </table:table-cell>
          <table:table-cell office:value-type="float" office:value="30">
            <text:p>30</text:p>
          </table:table-cell>
          <table:table-cell table:number-columns-repeated="5"/>
          <table:table-cell table:formula="of:=UPPER([.B58:.B365])" office:value-type="string" office:string-value="DIEDERICKS">
            <text:p>DIEDERICKS</text:p>
          </table:table-cell>
          <table:table-cell table:number-columns-repeated="1013"/>
        </table:table-row>
        <table:table-row table:style-name="ro6">
          <table:table-cell/>
          <table:table-cell table:style-name="Default" office:value-type="string">
            <text:p>DU PREEZ</text:p>
          </table:table-cell>
          <table:table-cell table:style-name="Default" office:value-type="string">
            <text:p>Anthea</text:p>
          </table:table-cell>
          <table:table-cell office:value-type="string">
            <text:p>Hospitality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59:.B366])" office:value-type="string" office:string-value="DU PREEZ">
            <text:p>DU PREEZ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U PREEZ</text:p>
          </table:table-cell>
          <table:table-cell table:style-name="ce9" office:value-type="string">
            <text:p>Kelly</text:p>
          </table:table-cell>
          <table:table-cell office:value-type="string">
            <text:p>Social Sciences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60:.B367])" office:value-type="string" office:string-value="DU PREEZ">
            <text:p>DU PREEZ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u Preez</text:p>
          </table:table-cell>
          <table:table-cell table:style-name="ce9" office:value-type="string">
            <text:p>Leonie</text:p>
          </table:table-cell>
          <table:table-cell office:value-type="string">
            <text:p>Medical</text:p>
          </table:table-cell>
          <table:table-cell office:value-type="float" office:value="25">
            <text:p>25</text:p>
          </table:table-cell>
          <table:table-cell table:number-columns-repeated="5"/>
          <table:table-cell table:formula="of:=UPPER([.B61:.B368])" office:value-type="string" office:string-value="DU PREEZ">
            <text:p>DU PREEZ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Du Preez</text:p>
          </table:table-cell>
          <table:table-cell table:style-name="ce9" office:value-type="string">
            <text:p>Ziyaad</text:p>
          </table:table-cell>
          <table:table-cell office:value-type="string">
            <text:p>Humanities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62:.B369])" office:value-type="string" office:string-value="DU PREEZ">
            <text:p>DU PREEZ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Duncan</text:p>
          </table:table-cell>
          <table:table-cell table:style-name="ce9" office:value-type="string">
            <text:p>Douglas</text:p>
          </table:table-cell>
          <table:table-cell office:value-type="string">
            <text:p>Hospitality</text:p>
          </table:table-cell>
          <table:table-cell office:value-type="float" office:value="31">
            <text:p>31</text:p>
          </table:table-cell>
          <table:table-cell table:number-columns-repeated="5"/>
          <table:table-cell table:formula="of:=UPPER([.B63:.B370])" office:value-type="string" office:string-value="DUNCAN">
            <text:p>DUNCA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DUNCAN</text:p>
          </table:table-cell>
          <table:table-cell table:style-name="ce9" office:value-type="string">
            <text:p>Keneilwe</text:p>
          </table:table-cell>
          <table:table-cell office:value-type="string">
            <text:p>Management Science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64:.B371])" office:value-type="string" office:string-value="DUNCAN">
            <text:p>DUNCAN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DUPPER</text:p>
          </table:table-cell>
          <table:table-cell table:style-name="ce9" office:value-type="string">
            <text:p>Gary</text:p>
          </table:table-cell>
          <table:table-cell office:value-type="string">
            <text:p>Management Science</text:p>
          </table:table-cell>
          <table:table-cell office:value-type="float" office:value="55">
            <text:p>55</text:p>
          </table:table-cell>
          <table:table-cell table:number-columns-repeated="5"/>
          <table:table-cell table:formula="of:=UPPER([.B65:.B372])" office:value-type="string" office:string-value="DUPPER">
            <text:p>DUPPER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KSTEEN</text:p>
          </table:table-cell>
          <table:table-cell table:style-name="ce8" office:value-type="string">
            <text:p>Kgothatso</text:p>
          </table:table-cell>
          <table:table-cell office:value-type="string">
            <text:p>Management Science</text:p>
          </table:table-cell>
          <table:table-cell office:value-type="float" office:value="46">
            <text:p>46</text:p>
          </table:table-cell>
          <table:table-cell table:number-columns-repeated="5"/>
          <table:table-cell table:formula="of:=UPPER([.B66:.B373])" office:value-type="string" office:string-value="EKSTEEN">
            <text:p>EKSTEE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ksteen</text:p>
          </table:table-cell>
          <table:table-cell table:style-name="ce9" office:value-type="string">
            <text:p>Rebecca</text:p>
          </table:table-cell>
          <table:table-cell office:value-type="string">
            <text:p>Architecture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67:.B374])" office:value-type="string" office:string-value="EKSTEEN">
            <text:p>EKSTEE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lliot</text:p>
          </table:table-cell>
          <table:table-cell table:style-name="ce9" office:value-type="string">
            <text:p>Gwen</text:p>
          </table:table-cell>
          <table:table-cell office:value-type="string">
            <text:p>Arts</text:p>
          </table:table-cell>
          <table:table-cell office:value-type="float" office:value="37">
            <text:p>37</text:p>
          </table:table-cell>
          <table:table-cell table:number-columns-repeated="5"/>
          <table:table-cell table:formula="of:=UPPER([.B68:.B375])" office:value-type="string" office:string-value="ELLIOT">
            <text:p>ELLIOT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LLIOT</text:p>
          </table:table-cell>
          <table:table-cell table:style-name="ce9" office:value-type="string">
            <text:p>Khuselwa</text:p>
          </table:table-cell>
          <table:table-cell office:value-type="string">
            <text:p>Architecture</text:p>
          </table:table-cell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69:.B376])" office:value-type="string" office:string-value="ELLIOT">
            <text:p>ELLIOT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ERASMUS</text:p>
          </table:table-cell>
          <table:table-cell table:style-name="ce9" office:value-type="string">
            <text:p>Khwezikazi</text:p>
          </table:table-cell>
          <table:table-cell office:value-type="string">
            <text:p>Social Sciences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UPPER([.B70:.B377])" office:value-type="string" office:string-value="ERASMUS">
            <text:p>ERASMU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VANS</text:p>
          </table:table-cell>
          <table:table-cell table:style-name="ce9" office:value-type="string">
            <text:p>Kirsty</text:p>
          </table:table-cell>
          <table:table-cell office:value-type="string">
            <text:p>Agricultural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UPPER([.B71:.B378])" office:value-type="string" office:string-value="EVANS">
            <text:p>EVAN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EVERTSE</text:p>
          </table:table-cell>
          <table:table-cell table:style-name="ce8" office:value-type="string">
            <text:p>Klaus </text:p>
          </table:table-cell>
          <table:table-cell office:value-type="string">
            <text:p>Communications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72:.B379])" office:value-type="string" office:string-value="EVERTSE">
            <text:p>EVERTSE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ATAAR</text:p>
          </table:table-cell>
          <table:table-cell table:style-name="ce9" office:value-type="string">
            <text:p>Kym</text:p>
          </table:table-cell>
          <table:table-cell office:value-type="string">
            <text:p>Numerical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73:.B380])" office:value-type="string" office:string-value="FATAAR">
            <text:p>FATAAR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ATYI</text:p>
          </table:table-cell>
          <table:table-cell table:style-name="ce9" office:value-type="string">
            <text:p>Lance</text:p>
          </table:table-cell>
          <table:table-cell office:value-type="string">
            <text:p>Medical</text:p>
          </table:table-cell>
          <table:table-cell office:value-type="float" office:value="25">
            <text:p>25</text:p>
          </table:table-cell>
          <table:table-cell table:number-columns-repeated="5"/>
          <table:table-cell table:formula="of:=UPPER([.B74:.B381])" office:value-type="string" office:string-value="FATYI">
            <text:p>FATYI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EKISI</text:p>
          </table:table-cell>
          <table:table-cell table:style-name="ce9" office:value-type="string">
            <text:p>Landile</text:p>
          </table:table-cell>
          <table:table-cell office:value-type="string">
            <text:p>Engineering</text:p>
          </table:table-cell>
          <table:table-cell office:value-type="float" office:value="38">
            <text:p>38</text:p>
          </table:table-cell>
          <table:table-cell table:number-columns-repeated="5"/>
          <table:table-cell table:formula="of:=UPPER([.B75:.B382])" office:value-type="string" office:string-value="FEKISI">
            <text:p>FEKISI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ekisi</text:p>
          </table:table-cell>
          <table:table-cell table:style-name="ce9" office:value-type="string">
            <text:p>Lesley</text:p>
          </table:table-cell>
          <table:table-cell office:value-type="string">
            <text:p>Hospitality</text:p>
          </table:table-cell>
          <table:table-cell office:value-type="float" office:value="41">
            <text:p>41</text:p>
          </table:table-cell>
          <table:table-cell table:number-columns-repeated="5"/>
          <table:table-cell table:formula="of:=UPPER([.B76:.B383])" office:value-type="string" office:string-value="FEKISI">
            <text:p>FEKISI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Ferreira</text:p>
          </table:table-cell>
          <table:table-cell table:style-name="ce9" office:value-type="string">
            <text:p>Jodi</text:p>
          </table:table-cell>
          <table:table-cell office:value-type="string">
            <text:p>Humanities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77:.B384])" office:value-type="string" office:string-value="FERREIRA">
            <text:p>FERREIRA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FERREIRA</text:p>
          </table:table-cell>
          <table:table-cell table:style-name="ce9" office:value-type="string">
            <text:p>Lara</text:p>
          </table:table-cell>
          <table:table-cell office:value-type="string">
            <text:p>Management Scienc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78:.B385])" office:value-type="string" office:string-value="FERREIRA">
            <text:p>FERREIRA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ESI</text:p>
          </table:table-cell>
          <table:table-cell table:style-name="ce9" office:value-type="string">
            <text:p>Larry</text:p>
          </table:table-cell>
          <table:table-cell office:value-type="string">
            <text:p>Trades</text:p>
          </table:table-cell>
          <table:table-cell office:value-type="float" office:value="29">
            <text:p>29</text:p>
          </table:table-cell>
          <table:table-cell table:number-columns-repeated="5"/>
          <table:table-cell table:formula="of:=UPPER([.B79:.B386])" office:value-type="string" office:string-value="FESI">
            <text:p>FESI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ESTILE </text:p>
          </table:table-cell>
          <table:table-cell table:style-name="ce9" office:value-type="string">
            <text:p>Lauren</text:p>
          </table:table-cell>
          <table:table-cell office:value-type="string">
            <text:p>Architecture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80:.B387])" office:value-type="string" office:string-value="FESTILE ">
            <text:p>FESTILE 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FIHLANI</text:p>
          </table:table-cell>
          <table:table-cell table:style-name="ce9" office:value-type="string">
            <text:p>Lauren</text:p>
          </table:table-cell>
          <table:table-cell office:value-type="string">
            <text:p>Management Science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UPPER([.B81:.B388])" office:value-type="string" office:string-value="FIHLANI">
            <text:p>FIHLANI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FINDLAY</text:p>
          </table:table-cell>
          <table:table-cell table:style-name="ce9" office:value-type="string">
            <text:p>Gerald</text:p>
          </table:table-cell>
          <table:table-cell office:value-type="string">
            <text:p>Arts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82:.B389])" office:value-type="string" office:string-value="FINDLAY">
            <text:p>FINDLAY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FLETCHER</text:p>
          </table:table-cell>
          <table:table-cell table:style-name="ce9" office:value-type="string">
            <text:p>Lauren</text:p>
          </table:table-cell>
          <table:table-cell office:value-type="string">
            <text:p>Medical</text:p>
          </table:table-cell>
          <table:table-cell office:value-type="float" office:value="22">
            <text:p>22</text:p>
          </table:table-cell>
          <table:table-cell table:number-columns-repeated="5"/>
          <table:table-cell table:formula="of:=UPPER([.B83:.B390])" office:value-type="string" office:string-value="FLETCHER">
            <text:p>FLETCHER</text:p>
          </table:table-cell>
          <table:table-cell table:number-columns-repeated="1013"/>
        </table:table-row>
        <table:table-row table:style-name="ro5">
          <table:table-cell/>
          <table:table-cell table:style-name="Default" office:value-type="string">
            <text:p>GANI</text:p>
          </table:table-cell>
          <table:table-cell table:style-name="Default" office:value-type="string">
            <text:p><text:s/>Ruth</text:p>
          </table:table-cell>
          <table:table-cell office:value-type="string">
            <text:p>Engineering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84:.B391])" office:value-type="string" office:string-value="GANI">
            <text:p>GANI</text:p>
          </table:table-cell>
          <table:table-cell table:number-columns-repeated="1013"/>
        </table:table-row>
        <table:table-row table:style-name="ro6">
          <table:table-cell/>
          <table:table-cell table:style-name="Default" office:value-type="string">
            <text:p>GELDENHUYS</text:p>
          </table:table-cell>
          <table:table-cell table:style-name="Default" office:value-type="string">
            <text:p>Anthony</text:p>
          </table:table-cell>
          <table:table-cell office:value-type="string">
            <text:p>Trades</text:p>
          </table:table-cell>
          <table:table-cell office:value-type="float" office:value="41">
            <text:p>41</text:p>
          </table:table-cell>
          <table:table-cell table:number-columns-repeated="5"/>
          <table:table-cell table:formula="of:=UPPER([.B85:.B392])" office:value-type="string" office:string-value="GELDENHUYS">
            <text:p>GELDENHUYS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GOOSEN</text:p>
          </table:table-cell>
          <table:table-cell table:style-name="ce8" office:value-type="string">
            <text:p>Lebogang </text:p>
          </table:table-cell>
          <table:table-cell office:value-type="string">
            <text:p>Social Sciences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86:.B393])" office:value-type="string" office:string-value="GOOSEN">
            <text:p>GOOSEN</text:p>
          </table:table-cell>
          <table:table-cell table:number-columns-repeated="1013"/>
        </table:table-row>
        <table:table-row table:style-name="ro5">
          <table:table-cell/>
          <table:table-cell table:style-name="ce9" office:value-type="string">
            <text:p>GOWAR</text:p>
          </table:table-cell>
          <table:table-cell table:style-name="ce9" office:value-type="string">
            <text:p>Lee</text:p>
          </table:table-cell>
          <table:table-cell office:value-type="string">
            <text:p>Physical Science</text:p>
          </table:table-cell>
          <table:table-cell office:value-type="float" office:value="33">
            <text:p>33</text:p>
          </table:table-cell>
          <table:table-cell table:number-columns-repeated="5"/>
          <table:table-cell table:formula="of:=UPPER([.B87:.B394])" office:value-type="string" office:string-value="GOWAR">
            <text:p>GOWAR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GRADWELL</text:p>
          </table:table-cell>
          <table:table-cell table:style-name="ce9" office:value-type="string">
            <text:p>Lee-Anne</text:p>
          </table:table-cell>
          <table:table-cell office:value-type="string">
            <text:p>Trades</text:p>
          </table:table-cell>
          <table:table-cell office:value-type="float" office:value="27">
            <text:p>27</text:p>
          </table:table-cell>
          <table:table-cell table:number-columns-repeated="5"/>
          <table:table-cell table:formula="of:=UPPER([.B88:.B395])" office:value-type="string" office:string-value="GRADWELL">
            <text:p>GRADWELL</text:p>
          </table:table-cell>
          <table:table-cell table:number-columns-repeated="1013"/>
        </table:table-row>
        <table:table-row table:style-name="ro6">
          <table:table-cell/>
          <table:table-cell table:style-name="ce9" office:value-type="string">
            <text:p>GREYLING</text:p>
          </table:table-cell>
          <table:table-cell table:style-name="ce9" office:value-type="string">
            <text:p>Leigh</text:p>
          </table:table-cell>
          <table:table-cell office:value-type="string">
            <text:p>Arts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89:.B396])" office:value-type="string" office:string-value="GREYLING">
            <text:p>GREYLING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Greyling</text:p>
          </table:table-cell>
          <table:table-cell office:value-type="string">
            <text:p>Tamzin</text:p>
          </table:table-cell>
          <table:table-cell office:value-type="string">
            <text:p>Information Science</text:p>
          </table:table-cell>
          <table:table-cell office:value-type="float" office:value="29">
            <text:p>29</text:p>
          </table:table-cell>
          <table:table-cell table:number-columns-repeated="5"/>
          <table:table-cell table:formula="of:=UPPER([.B90:.B397])" office:value-type="string" office:string-value="GREYLING">
            <text:p>GREYLING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Hageman</text:p>
          </table:table-cell>
          <table:table-cell office:value-type="string">
            <text:p>Dina</text:p>
          </table:table-cell>
          <table:table-cell office:value-type="string">
            <text:p>Architecture</text:p>
          </table:table-cell>
          <table:table-cell office:value-type="float" office:value="91">
            <text:p>9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1:.B398])" office:value-type="string" office:string-value="HAGEMAN">
            <text:p>HAGEMAN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HAGEMAN</text:p>
          </table:table-cell>
          <table:table-cell office:value-type="string">
            <text:p>Leigh-Ann</text:p>
          </table:table-cell>
          <table:table-cell office:value-type="string">
            <text:p>Agricultural</text:p>
          </table:table-cell>
          <table:table-cell office:value-type="float" office:value="21">
            <text:p>21</text:p>
          </table:table-cell>
          <table:table-cell table:number-columns-repeated="5"/>
          <table:table-cell table:formula="of:=UPPER([.B92:.B399])" office:value-type="string" office:string-value="HAGEMAN">
            <text:p>HAGEMA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HAGEN</text:p>
          </table:table-cell>
          <table:table-cell office:value-type="string">
            <text:p>Leigh-Anne</text:p>
          </table:table-cell>
          <table:table-cell office:value-type="string">
            <text:p>Architecture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3:.B400])" office:value-type="string" office:string-value="HAGEN">
            <text:p>HAGEN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HAMMOND</text:p>
          </table:table-cell>
          <table:table-cell office:value-type="string">
            <text:p>Lenny</text:p>
          </table:table-cell>
          <table:table-cell office:value-type="string">
            <text:p>Architecture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4:.B401])" office:value-type="string" office:string-value="HAMMOND">
            <text:p>HAMMOND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HANSA</text:p>
          </table:table-cell>
          <table:table-cell office:value-type="string">
            <text:p>Leon</text:p>
          </table:table-cell>
          <table:table-cell office:value-type="string">
            <text:p>Trades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UPPER([.B95:.B402])" office:value-type="string" office:string-value="HANSA">
            <text:p>HANS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HARRIS</text:p>
          </table:table-cell>
          <table:table-cell table:style-name="ce11" office:value-type="string">
            <text:p>Ashen</text:p>
          </table:table-cell>
          <table:table-cell office:value-type="string">
            <text:p>Arts</text:p>
          </table:table-cell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6:.B403])" office:value-type="string" office:string-value="HARRIS">
            <text:p>HARRI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HUCKLE</text:p>
          </table:table-cell>
          <table:table-cell table:style-name="ce11" office:value-type="string">
            <text:p>Leonardus </text:p>
          </table:table-cell>
          <table:table-cell office:value-type="string">
            <text:p>Humanities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7:.B404])" office:value-type="string" office:string-value="HUCKLE">
            <text:p>HUCKL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HUMAN</text:p>
          </table:table-cell>
          <table:table-cell table:style-name="ce11" office:value-type="string">
            <text:p>Lephai </text:p>
          </table:table-cell>
          <table:table-cell office:value-type="string">
            <text:p>Management Science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8:.B405])" office:value-type="string" office:string-value="HUMAN">
            <text:p>HUMA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HUSTLER</text:p>
          </table:table-cell>
          <table:table-cell office:value-type="string">
            <text:p>Lesley-Ann</text:p>
          </table:table-cell>
          <table:table-cell office:value-type="string">
            <text:p>Trades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99:.B406])" office:value-type="string" office:string-value="HUSTLER">
            <text:p>HUSTLER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IMRIE</text:p>
          </table:table-cell>
          <table:table-cell office:value-type="string">
            <text:p>Linda</text:p>
          </table:table-cell>
          <table:table-cell office:value-type="string">
            <text:p>Trades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0:.B407])" office:value-type="string" office:string-value="IMRIE">
            <text:p>IMRI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Imrie</text:p>
          </table:table-cell>
          <table:table-cell office:value-type="string">
            <text:p>Nikita</text:p>
          </table:table-cell>
          <table:table-cell office:value-type="string">
            <text:p>Arts</text:p>
          </table:table-cell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1:.B408])" office:value-type="string" office:string-value="IMRIE">
            <text:p>IMRI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IRVINE</text:p>
          </table:table-cell>
          <table:table-cell table:style-name="ce11" office:value-type="string">
            <text:p>Lindiwe</text:p>
          </table:table-cell>
          <table:table-cell office:value-type="string">
            <text:p>Management Science</text:p>
          </table:table-cell>
          <table:table-cell office:value-type="float" office:value="30">
            <text:p>30</text:p>
          </table:table-cell>
          <table:table-cell table:number-columns-repeated="5"/>
          <table:table-cell table:formula="of:=UPPER([.B102:.B409])" office:value-type="string" office:string-value="IRVINE">
            <text:p>IRVIN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Irvine</text:p>
          </table:table-cell>
          <table:table-cell office:value-type="string">
            <text:p>Vicki-Lynne</text:p>
          </table:table-cell>
          <table:table-cell office:value-type="string">
            <text:p>Communications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3:.B410])" office:value-type="string" office:string-value="IRVINE">
            <text:p>IRVIN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JACA</text:p>
          </table:table-cell>
          <table:table-cell office:value-type="string">
            <text:p>Lindsay</text:p>
          </table:table-cell>
          <table:table-cell office:value-type="string">
            <text:p>Trades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UPPER([.B104:.B411])" office:value-type="string" office:string-value="JACA">
            <text:p>JAC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Jaca</text:p>
          </table:table-cell>
          <table:table-cell office:value-type="string">
            <text:p>Michelle</text:p>
          </table:table-cell>
          <table:table-cell office:value-type="string">
            <text:p>Management Science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UPPER([.B105:.B412])" office:value-type="string" office:string-value="JACA">
            <text:p>JAC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JANSEN</text:p>
          </table:table-cell>
          <table:table-cell office:value-type="string">
            <text:p>Basil</text:p>
          </table:table-cell>
          <table:table-cell office:value-type="string">
            <text:p>Architecture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6:.B413])" office:value-type="string" office:string-value="JANSEN">
            <text:p>JANSE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JOUBERT</text:p>
          </table:table-cell>
          <table:table-cell office:value-type="string">
            <text:p>Lindsey</text:p>
          </table:table-cell>
          <table:table-cell office:value-type="string">
            <text:p>Trades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7:.B414])" office:value-type="string" office:string-value="JOUBERT">
            <text:p>JOUBERT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AJEE</text:p>
          </table:table-cell>
          <table:table-cell office:value-type="string">
            <text:p>Lisa</text:p>
          </table:table-cell>
          <table:table-cell office:value-type="string">
            <text:p>Engineering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08:.B415])" office:value-type="string" office:string-value="KAJEE">
            <text:p>KAJE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KAMINETH</text:p>
          </table:table-cell>
          <table:table-cell office:value-type="string">
            <text:p>Lizahn</text:p>
          </table:table-cell>
          <table:table-cell office:value-type="string">
            <text:p>Arts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109:.B416])" office:value-type="string" office:string-value="KAMINETH">
            <text:p>KAMINETH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ANTER</text:p>
          </table:table-cell>
          <table:table-cell office:value-type="string">
            <text:p>Lungile</text:p>
          </table:table-cell>
          <table:table-cell office:value-type="string">
            <text:p>Hospitality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0:.B417])" office:value-type="string" office:string-value="KANTER">
            <text:p>KANTE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KATZKE</text:p>
          </table:table-cell>
          <table:table-cell table:style-name="ce11" office:value-type="string">
            <text:p>Brendan</text:p>
          </table:table-cell>
          <table:table-cell office:value-type="string">
            <text:p>Communications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1:.B418])" office:value-type="string" office:string-value="KATZKE">
            <text:p>KATZK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KLEYNHANS</text:p>
          </table:table-cell>
          <table:table-cell office:value-type="string">
            <text:p>Luvuyo</text:p>
          </table:table-cell>
          <table:table-cell office:value-type="string">
            <text:p>Physical Science</text:p>
          </table:table-cell>
          <table:table-cell office:value-type="float" office:value="35">
            <text:p>35</text:p>
          </table:table-cell>
          <table:table-cell table:number-columns-repeated="5"/>
          <table:table-cell table:formula="of:=UPPER([.B112:.B419])" office:value-type="string" office:string-value="KLEYNHANS">
            <text:p>KLEYNHAN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LUE</text:p>
          </table:table-cell>
          <table:table-cell office:value-type="string">
            <text:p>Lyndal</text:p>
          </table:table-cell>
          <table:table-cell office:value-type="string">
            <text:p>Hospitality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3:.B420])" office:value-type="string" office:string-value="KLUE">
            <text:p>KLU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NAPTON</text:p>
          </table:table-cell>
          <table:table-cell table:style-name="ce11" office:value-type="string">
            <text:p>Makosha</text:p>
          </table:table-cell>
          <table:table-cell office:value-type="string">
            <text:p>Management Science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4:.B421])" office:value-type="string" office:string-value="KNAPTON">
            <text:p>KNAPTO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NOTT</text:p>
          </table:table-cell>
          <table:table-cell table:style-name="ce11" office:value-type="string">
            <text:p>Mamoledi </text:p>
          </table:table-cell>
          <table:table-cell office:value-type="string">
            <text:p>Architecture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5:.B422])" office:value-type="string" office:string-value="KNOTT">
            <text:p>KNOTT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OAHO</text:p>
          </table:table-cell>
          <table:table-cell table:style-name="ce11" office:value-type="string">
            <text:p>Mapheya </text:p>
          </table:table-cell>
          <table:table-cell office:value-type="string">
            <text:p>Communications</text:p>
          </table:table-cell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6:.B423])" office:value-type="string" office:string-value="KOAHO">
            <text:p>KOAHO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OCK</text:p>
          </table:table-cell>
          <table:table-cell table:style-name="ce11" office:value-type="string">
            <text:p>Marebole </text:p>
          </table:table-cell>
          <table:table-cell office:value-type="string">
            <text:p>Engineering</text:p>
          </table:table-cell>
          <table:table-cell office:value-type="float" office:value="48">
            <text:p>48</text:p>
          </table:table-cell>
          <table:table-cell table:number-columns-repeated="5"/>
          <table:table-cell table:formula="of:=UPPER([.B117:.B424])" office:value-type="string" office:string-value="KOCK">
            <text:p>KOCK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KOEKEMOER</text:p>
          </table:table-cell>
          <table:table-cell office:value-type="string">
            <text:p>Brent</text:p>
          </table:table-cell>
          <table:table-cell office:value-type="string">
            <text:p>Numerical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18:.B425])" office:value-type="string" office:string-value="KOEKEMOER">
            <text:p>KOEKEMOE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KRUGER</text:p>
          </table:table-cell>
          <table:table-cell table:style-name="ce11" office:value-type="string">
            <text:p>Bronwyn</text:p>
          </table:table-cell>
          <table:table-cell office:value-type="string">
            <text:p>Engineering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UPPER([.B119:.B426])" office:value-type="string" office:string-value="KRUGER">
            <text:p>KRUGE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KRUGER</text:p>
          </table:table-cell>
          <table:table-cell table:style-name="ce11" office:value-type="string">
            <text:p>Sebakaletl</text:p>
          </table:table-cell>
          <table:table-cell office:value-type="string">
            <text:p>Communications</text:p>
          </table:table-cell>
          <table:table-cell office:value-type="float" office:value="33">
            <text:p>33</text:p>
          </table:table-cell>
          <table:table-cell table:number-columns-repeated="5"/>
          <table:table-cell table:formula="of:=UPPER([.B120:.B427])" office:value-type="string" office:string-value="KRUGER">
            <text:p>KRUGER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ULA</text:p>
          </table:table-cell>
          <table:table-cell office:value-type="string">
            <text:p>Marie</text:p>
          </table:table-cell>
          <table:table-cell office:value-type="string">
            <text:p>Physical Science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21:.B428])" office:value-type="string" office:string-value="KULA">
            <text:p>KUL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ulati</text:p>
          </table:table-cell>
          <table:table-cell office:value-type="string">
            <text:p>Carl</text:p>
          </table:table-cell>
          <table:table-cell office:value-type="string">
            <text:p>Trades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22:.B429])" office:value-type="string" office:string-value="KULATI">
            <text:p>KULAT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ULATI</text:p>
          </table:table-cell>
          <table:table-cell office:value-type="string">
            <text:p>Marilyn</text:p>
          </table:table-cell>
          <table:table-cell office:value-type="string">
            <text:p>Financial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23:.B430])" office:value-type="string" office:string-value="KULATI">
            <text:p>KULAT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use</text:p>
          </table:table-cell>
          <table:table-cell office:value-type="string">
            <text:p>Dine</text:p>
          </table:table-cell>
          <table:table-cell office:value-type="string">
            <text:p>Communications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24:.B431])" office:value-type="string" office:string-value="KUSE">
            <text:p>KU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KUSE</text:p>
          </table:table-cell>
          <table:table-cell office:value-type="string">
            <text:p>Martha</text:p>
          </table:table-cell>
          <table:table-cell office:value-type="string">
            <text:p>Trades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125:.B432])" office:value-type="string" office:string-value="KUSE">
            <text:p>KU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E ROUX</text:p>
          </table:table-cell>
          <table:table-cell table:style-name="ce11" office:value-type="string">
            <text:p>Mashudu</text:p>
          </table:table-cell>
          <table:table-cell office:value-type="string">
            <text:p>Engineering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26:.B433])" office:value-type="string" office:string-value="LE ROUX">
            <text:p>LE ROUX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E ROUX</text:p>
          </table:table-cell>
          <table:table-cell office:value-type="string">
            <text:p>Mathew</text:p>
          </table:table-cell>
          <table:table-cell office:value-type="string">
            <text:p>Arts</text:p>
          </table:table-cell>
          <table:table-cell office:value-type="float" office:value="21">
            <text:p>21</text:p>
          </table:table-cell>
          <table:table-cell table:number-columns-repeated="5"/>
          <table:table-cell table:formula="of:=UPPER([.B127:.B434])" office:value-type="string" office:string-value="LE ROUX">
            <text:p>LE ROUX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e Roux</text:p>
          </table:table-cell>
          <table:table-cell office:value-type="string">
            <text:p>Michelle</text:p>
          </table:table-cell>
          <table:table-cell office:value-type="string">
            <text:p>Financial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UPPER([.B128:.B435])" office:value-type="string" office:string-value="LE ROUX">
            <text:p>LE ROUX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LEBEPE</text:p>
          </table:table-cell>
          <table:table-cell office:value-type="string">
            <text:p>Bryony</text:p>
          </table:table-cell>
          <table:table-cell office:value-type="string">
            <text:p>Medical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UPPER([.B129:.B436])" office:value-type="string" office:string-value="LEBEPE">
            <text:p>LEBEP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LESHABANE</text:p>
          </table:table-cell>
          <table:table-cell office:value-type="string">
            <text:p>Graeme</text:p>
          </table:table-cell>
          <table:table-cell office:value-type="string">
            <text:p>Communications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UPPER([.B130:.B437])" office:value-type="string" office:string-value="LESHABANE">
            <text:p>LESHABAN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LESHILO</text:p>
          </table:table-cell>
          <table:table-cell table:style-name="ce11" office:value-type="string">
            <text:p>Sebastian</text:p>
          </table:table-cell>
          <table:table-cell office:value-type="string">
            <text:p>Hospitality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UPPER([.B131:.B438])" office:value-type="string" office:string-value="LESHILO">
            <text:p>LESHILO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Lupondwana</text:p>
          </table:table-cell>
          <table:table-cell office:value-type="string">
            <text:p>Siyasanga</text:p>
          </table:table-cell>
          <table:table-cell office:value-type="string">
            <text:p>Management Science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2:.B439])" office:value-type="string" office:string-value="LUPONDWANA">
            <text:p>LUPONDWAN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AKE</text:p>
          </table:table-cell>
          <table:table-cell office:value-type="string">
            <text:p>Bulumko</text:p>
          </table:table-cell>
          <table:table-cell office:value-type="string">
            <text:p>Physical Science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f:=UPPER([.B133:.B440])" office:value-type="string" office:string-value="MAAKE">
            <text:p>MAAK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BOPE</text:p>
          </table:table-cell>
          <table:table-cell office:value-type="string">
            <text:p>Matthew D</text:p>
          </table:table-cell>
          <table:table-cell office:value-type="string">
            <text:p>Arts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UPPER([.B134:.B441])" office:value-type="string" office:string-value="MABOPE">
            <text:p>MABOP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BUTHO</text:p>
          </table:table-cell>
          <table:table-cell office:value-type="string">
            <text:p>Mawati</text:p>
          </table:table-cell>
          <table:table-cell office:value-type="string">
            <text:p>Arts</text:p>
          </table:table-cell>
          <table:table-cell office:value-type="float" office:value="25">
            <text:p>25</text:p>
          </table:table-cell>
          <table:table-cell table:number-columns-repeated="5"/>
          <table:table-cell table:formula="of:=UPPER([.B135:.B442])" office:value-type="string" office:string-value="MABUTHO">
            <text:p>MABUTHO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CHETHE</text:p>
          </table:table-cell>
          <table:table-cell office:value-type="string">
            <text:p>Grant</text:p>
          </table:table-cell>
          <table:table-cell office:value-type="string">
            <text:p>Arts</text:p>
          </table:table-cell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6:.B443])" office:value-type="string" office:string-value="MACHETHE">
            <text:p>MACHETH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CHIMANA</text:p>
          </table:table-cell>
          <table:table-cell office:value-type="string">
            <text:p>Candice</text:p>
          </table:table-cell>
          <table:table-cell office:value-type="string">
            <text:p>Communications</text:p>
          </table:table-cell>
          <table:table-cell office:value-type="float" office:value="86">
            <text:p>8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7:.B444])" office:value-type="string" office:string-value="MACHIMANA">
            <text:p>MACHIMAN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CKAY</text:p>
          </table:table-cell>
          <table:table-cell office:value-type="string">
            <text:p>Meagan</text:p>
          </table:table-cell>
          <table:table-cell office:value-type="string">
            <text:p>Humanities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8:.B445])" office:value-type="string" office:string-value="MACKAY">
            <text:p>MACKAY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DIKANE</text:p>
          </table:table-cell>
          <table:table-cell office:value-type="string">
            <text:p>Megan</text:p>
          </table:table-cell>
          <table:table-cell office:value-type="string">
            <text:p>Communications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39:.B446])" office:value-type="string" office:string-value="MADIKANE">
            <text:p>MADIKAN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GADAZA</text:p>
          </table:table-cell>
          <table:table-cell office:value-type="string">
            <text:p>Megan</text:p>
          </table:table-cell>
          <table:table-cell office:value-type="string">
            <text:p>Humanities</text:p>
          </table:table-cell>
          <table:table-cell office:value-type="float" office:value="91">
            <text:p>9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0:.B447])" office:value-type="string" office:string-value="MAGADAZA">
            <text:p>MAGADAZ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GEZA</text:p>
          </table:table-cell>
          <table:table-cell office:value-type="string">
            <text:p>Greig</text:p>
          </table:table-cell>
          <table:table-cell office:value-type="string">
            <text:p>Agricultural</text:p>
          </table:table-cell>
          <table:table-cell office:value-type="float" office:value="47">
            <text:p>47</text:p>
          </table:table-cell>
          <table:table-cell table:number-columns-repeated="5"/>
          <table:table-cell table:formula="of:=UPPER([.B141:.B448])" office:value-type="string" office:string-value="MAGEZA">
            <text:p>MAGEZ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GIELIES</text:p>
          </table:table-cell>
          <table:table-cell office:value-type="string">
            <text:p>Megan</text:p>
          </table:table-cell>
          <table:table-cell office:value-type="string">
            <text:p>Financial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2:.B449])" office:value-type="string" office:string-value="MAGIELIES">
            <text:p>MAGIELIES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GOPENI</text:p>
          </table:table-cell>
          <table:table-cell office:value-type="string">
            <text:p>Melody</text:p>
          </table:table-cell>
          <table:table-cell office:value-type="string">
            <text:p>Architecture</text:p>
          </table:table-cell>
          <table:table-cell office:value-type="float" office:value="46">
            <text:p>46</text:p>
          </table:table-cell>
          <table:table-cell table:number-columns-repeated="5"/>
          <table:table-cell table:formula="of:=UPPER([.B143:.B450])" office:value-type="string" office:string-value="MAGOPENI">
            <text:p>MAGOPEN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jola</text:p>
          </table:table-cell>
          <table:table-cell office:value-type="string">
            <text:p>Zaheera</text:p>
          </table:table-cell>
          <table:table-cell office:value-type="string">
            <text:p>Arts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4:.B451])" office:value-type="string" office:string-value="MAJOLA">
            <text:p>MAJOL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LATJI</text:p>
          </table:table-cell>
          <table:table-cell table:style-name="ce11" office:value-type="string">
            <text:p>Candice Nadine</text:p>
          </table:table-cell>
          <table:table-cell office:value-type="string">
            <text:p>Natural Science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5:.B452])" office:value-type="string" office:string-value="MALATJI">
            <text:p>MALATJI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LOLA</text:p>
          </table:table-cell>
          <table:table-cell office:value-type="string">
            <text:p>Carike</text:p>
          </table:table-cell>
          <table:table-cell office:value-type="string">
            <text:p>Management Science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6:.B453])" office:value-type="string" office:string-value="MALOLA">
            <text:p>MALOLA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NGENA</text:p>
          </table:table-cell>
          <table:table-cell office:value-type="string">
            <text:p>Carl</text:p>
          </table:table-cell>
          <table:table-cell office:value-type="string">
            <text:p>Social Sciences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47:.B454])" office:value-type="string" office:string-value="MANGENA">
            <text:p>MANGEN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NSELL</text:p>
          </table:table-cell>
          <table:table-cell table:style-name="ce11" office:value-type="string">
            <text:p>Michelle</text:p>
          </table:table-cell>
          <table:table-cell office:value-type="string">
            <text:p>Humanities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UPPER([.B148:.B455])" office:value-type="string" office:string-value="MANSELL">
            <text:p>MANSELL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NSOOR</text:p>
          </table:table-cell>
          <table:table-cell office:value-type="string">
            <text:p>Michelle</text:p>
          </table:table-cell>
          <table:table-cell office:value-type="string">
            <text:p>Information Science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UPPER([.B149:.B456])" office:value-type="string" office:string-value="MANSOOR">
            <text:p>MANSOO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PAKATI</text:p>
          </table:table-cell>
          <table:table-cell office:value-type="string">
            <text:p>Michelle</text:p>
          </table:table-cell>
          <table:table-cell office:value-type="string">
            <text:p>Management Science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0:.B457])" office:value-type="string" office:string-value="MAPAKATI">
            <text:p>MAPAKATI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PONYA</text:p>
          </table:table-cell>
          <table:table-cell office:value-type="string">
            <text:p>Carmen</text:p>
          </table:table-cell>
          <table:table-cell office:value-type="string">
            <text:p>Trades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1:.B458])" office:value-type="string" office:string-value="MAPONYA">
            <text:p>MAPONY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RE</text:p>
          </table:table-cell>
          <table:table-cell office:value-type="string">
            <text:p>Michelle</text:p>
          </table:table-cell>
          <table:table-cell office:value-type="string">
            <text:p>Management Science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2:.B459])" office:value-type="string" office:string-value="MARE">
            <text:p>MAR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RÉ</text:p>
          </table:table-cell>
          <table:table-cell office:value-type="string">
            <text:p>Mick</text:p>
          </table:table-cell>
          <table:table-cell office:value-type="string">
            <text:p>Hospitality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3:.B460])" office:value-type="string" office:string-value="MARÉ">
            <text:p>MARÉ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RIZANNE</text:p>
          </table:table-cell>
          <table:table-cell table:style-name="ce11" office:value-type="string">
            <text:p>Mmathapelo </text:p>
          </table:table-cell>
          <table:table-cell office:value-type="string">
            <text:p>Engineering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4:.B461])" office:value-type="string" office:string-value="MARIZANNE">
            <text:p>MARIZANN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SETE</text:p>
          </table:table-cell>
          <table:table-cell office:value-type="string">
            <text:p>Cershuan</text:p>
          </table:table-cell>
          <table:table-cell office:value-type="string">
            <text:p>Management Science</text:p>
          </table:table-cell>
          <table:table-cell office:value-type="float" office:value="53">
            <text:p>53</text:p>
          </table:table-cell>
          <table:table-cell table:number-columns-repeated="5"/>
          <table:table-cell table:formula="of:=UPPER([.B155:.B462])" office:value-type="string" office:string-value="MASETE">
            <text:p>MASET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SHEGO</text:p>
          </table:table-cell>
          <table:table-cell table:style-name="ce11" office:value-type="string">
            <text:p>Aaliya</text:p>
          </table:table-cell>
          <table:table-cell office:value-type="string">
            <text:p>Financial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6:.B463])" office:value-type="string" office:string-value="MASHEGO">
            <text:p>MASHEGO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ASIA</text:p>
          </table:table-cell>
          <table:table-cell table:style-name="ce11" office:value-type="string">
            <text:p>Chantel</text:p>
          </table:table-cell>
          <table:table-cell office:value-type="string">
            <text:p>Information Science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7:.B464])" office:value-type="string" office:string-value="MASIA">
            <text:p>MASIA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ATTHEWS</text:p>
          </table:table-cell>
          <table:table-cell office:value-type="string">
            <text:p>Dane</text:p>
          </table:table-cell>
          <table:table-cell office:value-type="string">
            <text:p>Architecture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8:.B465])" office:value-type="string" office:string-value="MATTHEWS">
            <text:p>MATTHEWS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AZOSIWE</text:p>
          </table:table-cell>
          <table:table-cell table:style-name="ce11" office:value-type="string">
            <text:p>Mokgadi</text:p>
          </table:table-cell>
          <table:table-cell office:value-type="string">
            <text:p>Management Science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59:.B466])" office:value-type="string" office:string-value="MAZOSIWE">
            <text:p>MAZOSIW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AZWI</text:p>
          </table:table-cell>
          <table:table-cell table:style-name="ce11" office:value-type="string">
            <text:p>Molate </text:p>
          </table:table-cell>
          <table:table-cell office:value-type="string">
            <text:p>Architecture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UPPER([.B160:.B467])" office:value-type="string" office:string-value="MAZWI">
            <text:p>MAZWI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BAMBAZA</text:p>
          </table:table-cell>
          <table:table-cell table:style-name="ce11" office:value-type="string">
            <text:p>Moome</text:p>
          </table:table-cell>
          <table:table-cell office:value-type="string">
            <text:p>Numerical</text:p>
          </table:table-cell>
          <table:table-cell office:value-type="float" office:value="26">
            <text:p>26</text:p>
          </table:table-cell>
          <table:table-cell table:number-columns-repeated="5"/>
          <table:table-cell table:formula="of:=UPPER([.B161:.B468])" office:value-type="string" office:string-value="MBAMBAZA">
            <text:p>MBAMBAZ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BANBAZA</text:p>
          </table:table-cell>
          <table:table-cell table:style-name="ce11" office:value-type="string">
            <text:p>Mpho</text:p>
          </table:table-cell>
          <table:table-cell office:value-type="string">
            <text:p>Arts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2:.B469])" office:value-type="string" office:string-value="MBANBAZA">
            <text:p>MBANBAZ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BENGASHE</text:p>
          </table:table-cell>
          <table:table-cell office:value-type="string">
            <text:p>Mziyanda</text:p>
          </table:table-cell>
          <table:table-cell office:value-type="string">
            <text:p>Information Science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UPPER([.B163:.B470])" office:value-type="string" office:string-value="MBENGASHE">
            <text:p>MBENGASH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BHALATI</text:p>
          </table:table-cell>
          <table:table-cell office:value-type="string">
            <text:p>Hayley</text:p>
          </table:table-cell>
          <table:table-cell office:value-type="string">
            <text:p>Medical</text:p>
          </table:table-cell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4:.B471])" office:value-type="string" office:string-value="MBHALATI">
            <text:p>MBHALATI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BOTTANA</text:p>
          </table:table-cell>
          <table:table-cell table:style-name="ce11" office:value-type="string">
            <text:p>Napo</text:p>
          </table:table-cell>
          <table:table-cell office:value-type="string">
            <text:p>Arts</text:p>
          </table:table-cell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5:.B472])" office:value-type="string" office:string-value="MBOTTANA">
            <text:p>MBOTTAN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CCREE</text:p>
          </table:table-cell>
          <table:table-cell office:value-type="string">
            <text:p>Nataasha</text:p>
          </table:table-cell>
          <table:table-cell office:value-type="string">
            <text:p>Numerical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6:.B473])" office:value-type="string" office:string-value="MCCREE">
            <text:p>MCCRE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DUMELA</text:p>
          </table:table-cell>
          <table:table-cell table:style-name="ce11" office:value-type="string">
            <text:p>Helene</text:p>
          </table:table-cell>
          <table:table-cell office:value-type="string">
            <text:p>Information Science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UPPER([.B167:.B474])" office:value-type="string" office:string-value="MDUMELA">
            <text:p>MDUMEL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EIRING</text:p>
          </table:table-cell>
          <table:table-cell office:value-type="string">
            <text:p>Natalie</text:p>
          </table:table-cell>
          <table:table-cell office:value-type="string">
            <text:p>Arts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68:.B475])" office:value-type="string" office:string-value="MEIRING">
            <text:p>MEIRING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ETH</text:p>
          </table:table-cell>
          <table:table-cell office:value-type="string">
            <text:p>Natasha</text:p>
          </table:table-cell>
          <table:table-cell office:value-type="string">
            <text:p>Information Science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UPPER([.B169:.B476])" office:value-type="string" office:string-value="METH">
            <text:p>METH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EY </text:p>
          </table:table-cell>
          <table:table-cell office:value-type="string">
            <text:p>Natasha</text:p>
          </table:table-cell>
          <table:table-cell office:value-type="string">
            <text:p>Trades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0:.B477])" office:value-type="string" office:string-value="MEY ">
            <text:p>MEY 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EYER</text:p>
          </table:table-cell>
          <table:table-cell table:style-name="ce11" office:value-type="string">
            <text:p>Hermanus </text:p>
          </table:table-cell>
          <table:table-cell office:value-type="string">
            <text:p>Communications</text:p>
          </table:table-cell>
          <table:table-cell office:value-type="float" office:value="35">
            <text:p>35</text:p>
          </table:table-cell>
          <table:table-cell table:number-columns-repeated="5"/>
          <table:table-cell table:formula="of:=UPPER([.B171:.B478])" office:value-type="string" office:string-value="MEYER">
            <text:p>MEYER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EYER</text:p>
          </table:table-cell>
          <table:table-cell table:style-name="ce11" office:value-type="string">
            <text:p>Nhlamulo </text:p>
          </table:table-cell>
          <table:table-cell office:value-type="string">
            <text:p>Information Science</text:p>
          </table:table-cell>
          <table:table-cell office:value-type="float" office:value="39">
            <text:p>39</text:p>
          </table:table-cell>
          <table:table-cell table:number-columns-repeated="5"/>
          <table:table-cell table:formula="of:=UPPER([.B172:.B479])" office:value-type="string" office:string-value="MEYER">
            <text:p>MEYE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DJADJI</text:p>
          </table:table-cell>
          <table:table-cell table:style-name="ce11" office:value-type="string">
            <text:p>Charmaine</text:p>
          </table:table-cell>
          <table:table-cell office:value-type="string">
            <text:p>Physical Science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4"/>
          <table:table-cell table:formula="of:=UPPER([.B173:.B480])" office:value-type="string" office:string-value="MODJADJI">
            <text:p>MODJADJI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HALE</text:p>
          </table:table-cell>
          <table:table-cell table:style-name="ce11" office:value-type="string">
            <text:p>Ian</text:p>
          </table:table-cell>
          <table:table-cell office:value-type="string">
            <text:p>Physical Science</text:p>
          </table:table-cell>
          <table:table-cell office:value-type="float" office:value="31">
            <text:p>31</text:p>
          </table:table-cell>
          <table:table-cell table:number-columns-repeated="5"/>
          <table:table-cell table:formula="of:=UPPER([.B174:.B481])" office:value-type="string" office:string-value="MOHALE">
            <text:p>MOHAL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OKGALAOTSE</text:p>
          </table:table-cell>
          <table:table-cell table:style-name="ce11" office:value-type="string">
            <text:p>Cheyeza</text:p>
          </table:table-cell>
          <table:table-cell office:value-type="string">
            <text:p>Humanities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5:.B482])" office:value-type="string" office:string-value="MOKGALAOTSE">
            <text:p>MOKGALAOTS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OKGALAOTSE</text:p>
          </table:table-cell>
          <table:table-cell office:value-type="string">
            <text:p>Christopher</text:p>
          </table:table-cell>
          <table:table-cell office:value-type="string">
            <text:p>Medical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6:.B483])" office:value-type="string" office:string-value="MOKGALAOTSE">
            <text:p>MOKGALAOTS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LAPO</text:p>
          </table:table-cell>
          <table:table-cell table:style-name="ce11" office:value-type="string">
            <text:p>Igshaan</text:p>
          </table:table-cell>
          <table:table-cell office:value-type="string">
            <text:p>Arts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7:.B484])" office:value-type="string" office:string-value="MOLAPO">
            <text:p>MOLAPO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OSA</text:p>
          </table:table-cell>
          <table:table-cell table:style-name="ce11" office:value-type="string">
            <text:p>Adelade</text:p>
          </table:table-cell>
          <table:table-cell office:value-type="string">
            <text:p>Information Science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8:.B485])" office:value-type="string" office:string-value="MOOSA">
            <text:p>MOOS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REMA</text:p>
          </table:table-cell>
          <table:table-cell office:value-type="string">
            <text:p>Lindy</text:p>
          </table:table-cell>
          <table:table-cell office:value-type="string">
            <text:p>Architecture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79:.B486])" office:value-type="string" office:string-value="MOREMA">
            <text:p>MOREM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OTHUPI</text:p>
          </table:table-cell>
          <table:table-cell office:value-type="string">
            <text:p>Janna</text:p>
          </table:table-cell>
          <table:table-cell office:value-type="string">
            <text:p>Information Science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UPPER([.B180:.B487])" office:value-type="string" office:string-value="MOTHUPI">
            <text:p>MOTHUPI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MQADI</text:p>
          </table:table-cell>
          <table:table-cell table:style-name="ce11" office:value-type="string">
            <text:p>Arifa</text:p>
          </table:table-cell>
          <table:table-cell office:value-type="string">
            <text:p>Engineering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1:.B488])" office:value-type="string" office:string-value="MQADI">
            <text:p>MQADI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TOMBENI</text:p>
          </table:table-cell>
          <table:table-cell office:value-type="string">
            <text:p>Nikita</text:p>
          </table:table-cell>
          <table:table-cell office:value-type="string">
            <text:p>Natural Science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2:.B489])" office:value-type="string" office:string-value="MTOMBENI">
            <text:p>MTOMBEN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TSHEPU</text:p>
          </table:table-cell>
          <table:table-cell table:style-name="ce11" office:value-type="string">
            <text:p>Nkululeko </text:p>
          </table:table-cell>
          <table:table-cell office:value-type="string">
            <text:p>Agricultural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3:.B490])" office:value-type="string" office:string-value="MTSHEPU">
            <text:p>MTSHEPU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TSHINGILA</text:p>
          </table:table-cell>
          <table:table-cell office:value-type="string">
            <text:p>Nolitha</text:p>
          </table:table-cell>
          <table:table-cell office:value-type="string">
            <text:p>Engineering</text:p>
          </table:table-cell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4:.B491])" office:value-type="string" office:string-value="MTSHINGILA">
            <text:p>MTSHINGIL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MTYHOBO</text:p>
          </table:table-cell>
          <table:table-cell office:value-type="string">
            <text:p>Paul</text:p>
          </table:table-cell>
          <table:table-cell office:value-type="string">
            <text:p>Humanities</text:p>
          </table:table-cell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5:.B492])" office:value-type="string" office:string-value="MTYHOBO">
            <text:p>MTYHOBO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UDHLUYI</text:p>
          </table:table-cell>
          <table:table-cell office:value-type="string">
            <text:p>Cindy-Lee</text:p>
          </table:table-cell>
          <table:table-cell office:value-type="string">
            <text:p>Architecture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UPPER([.B186:.B493])" office:value-type="string" office:string-value="MUDHLUYI">
            <text:p>MUDHLUY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ULDER</text:p>
          </table:table-cell>
          <table:table-cell office:value-type="string">
            <text:p>Peter</text:p>
          </table:table-cell>
          <table:table-cell office:value-type="string">
            <text:p>Communications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7:.B494])" office:value-type="string" office:string-value="MULDER">
            <text:p>MULDER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MUNGUR</text:p>
          </table:table-cell>
          <table:table-cell office:value-type="string">
            <text:p>Philani</text:p>
          </table:table-cell>
          <table:table-cell office:value-type="string">
            <text:p>Humanities</text:p>
          </table:table-cell>
          <table:table-cell office:value-type="float" office:value="92">
            <text:p>9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88:.B495])" office:value-type="string" office:string-value="MUNGUR">
            <text:p>MUNGUR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MUSHWANA</text:p>
          </table:table-cell>
          <table:table-cell office:value-type="string">
            <text:p>Jared</text:p>
          </table:table-cell>
          <table:table-cell office:value-type="string">
            <text:p>Humanities</text:p>
          </table:table-cell>
          <table:table-cell office:value-type="float" office:value="47">
            <text:p>47</text:p>
          </table:table-cell>
          <table:table-cell table:number-columns-repeated="5"/>
          <table:table-cell table:formula="of:=UPPER([.B189:.B496])" office:value-type="string" office:string-value="MUSHWANA">
            <text:p>MUSHWAN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CHA</text:p>
          </table:table-cell>
          <table:table-cell table:style-name="ce11" office:value-type="string">
            <text:p>Anna</text:p>
          </table:table-cell>
          <table:table-cell office:value-type="string">
            <text:p>Architectur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0:.B497])" office:value-type="string" office:string-value="NCHA">
            <text:p>NCH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DLOVU</text:p>
          </table:table-cell>
          <table:table-cell table:style-name="ce11" office:value-type="string">
            <text:p>Dominic</text:p>
          </table:table-cell>
          <table:table-cell office:value-type="string">
            <text:p>Medical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UPPER([.B191:.B498])" office:value-type="string" office:string-value="NDLOVU">
            <text:p>NDLOVU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EL</text:p>
          </table:table-cell>
          <table:table-cell table:style-name="ce11" office:value-type="string">
            <text:p>Claudia</text:p>
          </table:table-cell>
          <table:table-cell office:value-type="string">
            <text:p>Agricultural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UPPER([.B192:.B499])" office:value-type="string" office:string-value="NEL">
            <text:p>NE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EL</text:p>
          </table:table-cell>
          <table:table-cell office:value-type="string">
            <text:p>Philippa</text:p>
          </table:table-cell>
          <table:table-cell office:value-type="string">
            <text:p>Communications</text:p>
          </table:table-cell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3:.B500])" office:value-type="string" office:string-value="NEL">
            <text:p>NE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ELSON</text:p>
          </table:table-cell>
          <table:table-cell office:value-type="string">
            <text:p>Piet</text:p>
          </table:table-cell>
          <table:table-cell office:value-type="string">
            <text:p>Information Science</text:p>
          </table:table-cell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4:.B501])" office:value-type="string" office:string-value="NELSON">
            <text:p>NELSO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GALEKA</text:p>
          </table:table-cell>
          <table:table-cell table:style-name="ce11" office:value-type="string">
            <text:p>Ramaredi</text:p>
          </table:table-cell>
          <table:table-cell office:value-type="string">
            <text:p>Information Science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UPPER([.B195:.B502])" office:value-type="string" office:string-value="NGALEKA">
            <text:p>NGALEK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NGAMLANA</text:p>
          </table:table-cell>
          <table:table-cell office:value-type="string">
            <text:p>Rashaad</text:p>
          </table:table-cell>
          <table:table-cell office:value-type="string">
            <text:p>Engineering</text:p>
          </table:table-cell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6:.B503])" office:value-type="string" office:string-value="NGAMLANA">
            <text:p>NGAMLANA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NGOBESE</text:p>
          </table:table-cell>
          <table:table-cell table:style-name="ce11" office:value-type="string">
            <text:p>Adorien</text:p>
          </table:table-cell>
          <table:table-cell office:value-type="string">
            <text:p>Arts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7:.B504])" office:value-type="string" office:string-value="NGOBESE">
            <text:p>NGOBES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IEMAN</text:p>
          </table:table-cell>
          <table:table-cell office:value-type="string">
            <text:p>Clyde</text:p>
          </table:table-cell>
          <table:table-cell office:value-type="string">
            <text:p>Medical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198:.B505])" office:value-type="string" office:string-value="NIEMAN">
            <text:p>NIEMAN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NIEUWOUDT</text:p>
          </table:table-cell>
          <table:table-cell table:style-name="ce11" office:value-type="string">
            <text:p>Abram</text:p>
          </table:table-cell>
          <table:table-cell office:value-type="string">
            <text:p>Natural Science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f:=UPPER([.B199:.B506])" office:value-type="string" office:string-value="NIEUWOUDT">
            <text:p>NIEUWOUDT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NKHWASHU</text:p>
          </table:table-cell>
          <table:table-cell office:value-type="string">
            <text:p>Cuan</text:p>
          </table:table-cell>
          <table:table-cell office:value-type="string">
            <text:p>Physical Science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UPPER([.B200:.B507])" office:value-type="string" office:string-value="NKHWASHU">
            <text:p>NKHWASHU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OMVELA</text:p>
          </table:table-cell>
          <table:table-cell table:style-name="ce11" office:value-type="string">
            <text:p>Inocentia</text:p>
          </table:table-cell>
          <table:table-cell office:value-type="string">
            <text:p>Management Science</text:p>
          </table:table-cell>
          <table:table-cell office:value-type="float" office:value="27">
            <text:p>27</text:p>
          </table:table-cell>
          <table:table-cell table:number-columns-repeated="5"/>
          <table:table-cell table:formula="of:=UPPER([.B201:.B508])" office:value-type="string" office:string-value="NOMVELA">
            <text:p>NOMVEL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Nonkewuse</text:p>
          </table:table-cell>
          <table:table-cell office:value-type="string">
            <text:p>Andrea</text:p>
          </table:table-cell>
          <table:table-cell office:value-type="string">
            <text:p>Numerical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2:.B509])" office:value-type="string" office:string-value="NONKEWUSE">
            <text:p>NONKEWU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ortje</text:p>
          </table:table-cell>
          <table:table-cell office:value-type="string">
            <text:p>Manny</text:p>
          </table:table-cell>
          <table:table-cell office:value-type="string">
            <text:p>Humanities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203:.B510])" office:value-type="string" office:string-value="NORTJE">
            <text:p>NORTJ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ORTJE</text:p>
          </table:table-cell>
          <table:table-cell table:style-name="ce11" office:value-type="string">
            <text:p>Ratsaka</text:p>
          </table:table-cell>
          <table:table-cell office:value-type="string">
            <text:p>Arts</text:p>
          </table:table-cell>
          <table:table-cell office:value-type="float" office:value="92">
            <text:p>9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4:.B511])" office:value-type="string" office:string-value="NORTJE">
            <text:p>NORTJE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TULI</text:p>
          </table:table-cell>
          <table:table-cell table:style-name="ce11" office:value-type="string">
            <text:p>Adriana</text:p>
          </table:table-cell>
          <table:table-cell office:value-type="string">
            <text:p>Arts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5:.B512])" office:value-type="string" office:string-value="NTULI">
            <text:p>NTUL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XITYWA</text:p>
          </table:table-cell>
          <table:table-cell office:value-type="string">
            <text:p>Rebecca</text:p>
          </table:table-cell>
          <table:table-cell office:value-type="string">
            <text:p>Communications</text:p>
          </table:table-cell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6:.B513])" office:value-type="string" office:string-value="NXITYWA">
            <text:p>NXITYW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NYAKALA</text:p>
          </table:table-cell>
          <table:table-cell office:value-type="string">
            <text:p>Jacqueline</text:p>
          </table:table-cell>
          <table:table-cell office:value-type="string">
            <text:p>Communications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UPPER([.B207:.B514])" office:value-type="string" office:string-value="NYAKALA">
            <text:p>NYAKAL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NYAMAKAZI</text:p>
          </table:table-cell>
          <table:table-cell table:style-name="ce11" office:value-type="string">
            <text:p>Rebotile</text:p>
          </table:table-cell>
          <table:table-cell office:value-type="string">
            <text:p>Arts</text:p>
          </table:table-cell>
          <table:table-cell office:value-type="float" office:value="100">
            <text:p>10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08:.B515])" office:value-type="string" office:string-value="NYAMAKAZI">
            <text:p>NYAMAKAZ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NZIMA</text:p>
          </table:table-cell>
          <table:table-cell office:value-type="string">
            <text:p>Rezaan</text:p>
          </table:table-cell>
          <table:table-cell office:value-type="string">
            <text:p>Management Science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UPPER([.B209:.B516])" office:value-type="string" office:string-value="NZIMA">
            <text:p>NZIM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ODENDAAL</text:p>
          </table:table-cell>
          <table:table-cell table:style-name="ce11" office:value-type="string">
            <text:p>Rhulani </text:p>
          </table:table-cell>
          <table:table-cell office:value-type="string">
            <text:p>Architecture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UPPER([.B210:.B517])" office:value-type="string" office:string-value="ODENDAAL">
            <text:p>ODENDAA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OELOFSE</text:p>
          </table:table-cell>
          <table:table-cell office:value-type="string">
            <text:p>Roslyn</text:p>
          </table:table-cell>
          <table:table-cell office:value-type="string">
            <text:p>Information Science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1:.B518])" office:value-type="string" office:string-value="OELOFSE">
            <text:p>OELOF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OLIVIER</text:p>
          </table:table-cell>
          <table:table-cell office:value-type="string">
            <text:p>Rowan</text:p>
          </table:table-cell>
          <table:table-cell office:value-type="string">
            <text:p>Humanities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2:.B519])" office:value-type="string" office:string-value="OLIVIER">
            <text:p>OLIVIE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Oosthuizen</text:p>
          </table:table-cell>
          <table:table-cell office:value-type="string">
            <text:p>Heather</text:p>
          </table:table-cell>
          <table:table-cell office:value-type="string">
            <text:p>Natural Science</text:p>
          </table:table-cell>
          <table:table-cell office:value-type="float" office:value="26">
            <text:p>26</text:p>
          </table:table-cell>
          <table:table-cell table:number-columns-repeated="5"/>
          <table:table-cell table:formula="of:=UPPER([.B213:.B520])" office:value-type="string" office:string-value="OOSTHUIZEN">
            <text:p>OOSTHUIZEN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OOSTHUYSE</text:p>
          </table:table-cell>
          <table:table-cell office:value-type="string">
            <text:p>Damian</text:p>
          </table:table-cell>
          <table:table-cell office:value-type="string">
            <text:p>Arts</text:p>
          </table:table-cell>
          <table:table-cell office:value-type="float" office:value="49">
            <text:p>49</text:p>
          </table:table-cell>
          <table:table-cell table:number-columns-repeated="5"/>
          <table:table-cell table:formula="of:=UPPER([.B214:.B521])" office:value-type="string" office:string-value="OOSTHUYSE">
            <text:p>OOSTHUY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arker</text:p>
          </table:table-cell>
          <table:table-cell office:value-type="string">
            <text:p>Melissa</text:p>
          </table:table-cell>
          <table:table-cell office:value-type="string">
            <text:p>Arts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UPPER([.B215:.B522])" office:value-type="string" office:string-value="PARKER">
            <text:p>PARKER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atchay</text:p>
          </table:table-cell>
          <table:table-cell office:value-type="string">
            <text:p>Alexandra</text:p>
          </table:table-cell>
          <table:table-cell office:value-type="string">
            <text:p>Humanities</text:p>
          </table:table-cell>
          <table:table-cell office:value-type="float" office:value="90">
            <text:p>9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6:.B523])" office:value-type="string" office:string-value="PATCHAY">
            <text:p>PATCHAY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ENNELS</text:p>
          </table:table-cell>
          <table:table-cell table:style-name="ce11" office:value-type="string">
            <text:p>Ruan</text:p>
          </table:table-cell>
          <table:table-cell office:value-type="string">
            <text:p>Humanities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UPPER([.B217:.B524])" office:value-type="string" office:string-value="PENNELS">
            <text:p>PENNEL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EPETA</text:p>
          </table:table-cell>
          <table:table-cell office:value-type="string">
            <text:p>Ryan</text:p>
          </table:table-cell>
          <table:table-cell office:value-type="string">
            <text:p>Information Science</text:p>
          </table:table-cell>
          <table:table-cell office:value-type="float" office:value="74">
            <text:p>7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8:.B525])" office:value-type="string" office:string-value="PEPETA">
            <text:p>PEPET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ETERSEN</text:p>
          </table:table-cell>
          <table:table-cell office:value-type="string">
            <text:p>Ryan</text:p>
          </table:table-cell>
          <table:table-cell office:value-type="string">
            <text:p>Management Science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19:.B526])" office:value-type="string" office:string-value="PETERSEN">
            <text:p>PETERSEN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ETERSON</text:p>
          </table:table-cell>
          <table:table-cell table:style-name="ce11" office:value-type="string">
            <text:p>Sagwati</text:p>
          </table:table-cell>
          <table:table-cell office:value-type="string">
            <text:p>Architecture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220:.B527])" office:value-type="string" office:string-value="PETERSON">
            <text:p>PETERSON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PHAKULA</text:p>
          </table:table-cell>
          <table:table-cell office:value-type="string">
            <text:p>Jacqueline</text:p>
          </table:table-cell>
          <table:table-cell office:value-type="string">
            <text:p>Information Science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221:.B528])" office:value-type="string" office:string-value="PHAKULA">
            <text:p>PHAKUL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HILLIPSON</text:p>
          </table:table-cell>
          <table:table-cell table:style-name="ce11" office:value-type="string">
            <text:p>Samantha</text:p>
          </table:table-cell>
          <table:table-cell office:value-type="string">
            <text:p>Information Science</text:p>
          </table:table-cell>
          <table:table-cell office:value-type="float" office:value="55">
            <text:p>55</text:p>
          </table:table-cell>
          <table:table-cell table:number-columns-repeated="5"/>
          <table:table-cell table:formula="of:=UPPER([.B222:.B529])" office:value-type="string" office:string-value="PHILLIPSON">
            <text:p>PHILLIPSO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IENAAR</text:p>
          </table:table-cell>
          <table:table-cell office:value-type="string">
            <text:p>Samantha</text:p>
          </table:table-cell>
          <table:table-cell office:value-type="string">
            <text:p>Management Science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3:.B530])" office:value-type="string" office:string-value="PIENAAR">
            <text:p>PIENAA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PIETERSE</text:p>
          </table:table-cell>
          <table:table-cell office:value-type="string">
            <text:p>Alana</text:p>
          </table:table-cell>
          <table:table-cell office:value-type="string">
            <text:p>Medical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4:.B531])" office:value-type="string" office:string-value="PIETERSE">
            <text:p>PIETER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IETERSE</text:p>
          </table:table-cell>
          <table:table-cell office:value-type="string">
            <text:p>Sammy</text:p>
          </table:table-cell>
          <table:table-cell office:value-type="string">
            <text:p>Humanities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5:.B532])" office:value-type="string" office:string-value="PIETERSE">
            <text:p>PIETERS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LAATJIES</text:p>
          </table:table-cell>
          <table:table-cell table:style-name="ce11" office:value-type="string">
            <text:p>Samuel</text:p>
          </table:table-cell>
          <table:table-cell office:value-type="string">
            <text:p>Arts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UPPER([.B226:.B533])" office:value-type="string" office:string-value="PLAATJIES">
            <text:p>PLAATJIE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LANT</text:p>
          </table:table-cell>
          <table:table-cell office:value-type="string">
            <text:p>Sareesha</text:p>
          </table:table-cell>
          <table:table-cell office:value-type="string">
            <text:p>Management Science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7:.B534])" office:value-type="string" office:string-value="PLANT">
            <text:p>PLANT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ONDO</text:p>
          </table:table-cell>
          <table:table-cell office:value-type="string">
            <text:p>Sareesha</text:p>
          </table:table-cell>
          <table:table-cell office:value-type="string">
            <text:p>Trades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8:.B535])" office:value-type="string" office:string-value="PONDO">
            <text:p>PONDO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POTGIETER</text:p>
          </table:table-cell>
          <table:table-cell table:style-name="ce11" office:value-type="string">
            <text:p>Alfred</text:p>
          </table:table-cell>
          <table:table-cell office:value-type="string">
            <text:p>Humanities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29:.B536])" office:value-type="string" office:string-value="POTGIETER">
            <text:p>POTGIETE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OTGIETER</text:p>
          </table:table-cell>
          <table:table-cell office:value-type="string">
            <text:p>Shaun</text:p>
          </table:table-cell>
          <table:table-cell office:value-type="string">
            <text:p>Information Science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0:.B537])" office:value-type="string" office:string-value="POTGIETER">
            <text:p>POTGIETE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OW CHONG</text:p>
          </table:table-cell>
          <table:table-cell table:style-name="ce11" office:value-type="string">
            <text:p>Shawn</text:p>
          </table:table-cell>
          <table:table-cell office:value-type="string">
            <text:p>Numerical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1:.B538])" office:value-type="string" office:string-value="POW CHONG">
            <text:p>POW CHONG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PRETORIUS</text:p>
          </table:table-cell>
          <table:table-cell office:value-type="string">
            <text:p>Sheena</text:p>
          </table:table-cell>
          <table:table-cell office:value-type="string">
            <text:p>Physical Science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2:.B539])" office:value-type="string" office:string-value="PRETORIUS">
            <text:p>PRETORIU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RINCE</text:p>
          </table:table-cell>
          <table:table-cell office:value-type="string">
            <text:p>Sheena</text:p>
          </table:table-cell>
          <table:table-cell office:value-type="string">
            <text:p>Engineering</text:p>
          </table:table-cell>
          <table:table-cell office:value-type="float" office:value="55">
            <text:p>55</text:p>
          </table:table-cell>
          <table:table-cell table:number-columns-repeated="5"/>
          <table:table-cell table:formula="of:=UPPER([.B233:.B540])" office:value-type="string" office:string-value="PRINCE">
            <text:p>PRINC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PURCELL</text:p>
          </table:table-cell>
          <table:table-cell office:value-type="string">
            <text:p>Shereen</text:p>
          </table:table-cell>
          <table:table-cell office:value-type="string">
            <text:p>Management Science</text:p>
          </table:table-cell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4:.B541])" office:value-type="string" office:string-value="PURCELL">
            <text:p>PURCELL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Qengqani</text:p>
          </table:table-cell>
          <table:table-cell office:value-type="string">
            <text:p>Kevin</text:p>
          </table:table-cell>
          <table:table-cell office:value-type="string">
            <text:p>Hospitality</text:p>
          </table:table-cell>
          <table:table-cell office:value-type="float" office:value="74">
            <text:p>7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5:.B542])" office:value-type="string" office:string-value="QENGQANI">
            <text:p>QENGQANI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RAGANYA</text:p>
          </table:table-cell>
          <table:table-cell office:value-type="string">
            <text:p>Daniel</text:p>
          </table:table-cell>
          <table:table-cell office:value-type="string">
            <text:p>Information Science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6:.B543])" office:value-type="string" office:string-value="RAGANYA">
            <text:p>RAGANY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RAKOMA</text:p>
          </table:table-cell>
          <table:table-cell table:style-name="ce11" office:value-type="string">
            <text:p>Allan </text:p>
          </table:table-cell>
          <table:table-cell office:value-type="string">
            <text:p>Information Science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7:.B544])" office:value-type="string" office:string-value="RAKOMA">
            <text:p>RAKOMA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RAMODIKE</text:p>
          </table:table-cell>
          <table:table-cell office:value-type="string">
            <text:p>Danielle</text:p>
          </table:table-cell>
          <table:table-cell office:value-type="string">
            <text:p>Trades</text:p>
          </table:table-cell>
          <table:table-cell office:value-type="float" office:value="86">
            <text:p>8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8:.B545])" office:value-type="string" office:string-value="RAMODIKE">
            <text:p>RAMODIKE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RASETHABA</text:p>
          </table:table-cell>
          <table:table-cell office:value-type="string">
            <text:p>Danya</text:p>
          </table:table-cell>
          <table:table-cell office:value-type="string">
            <text:p>Financial</text:p>
          </table:table-cell>
          <table:table-cell office:value-type="float" office:value="91">
            <text:p>9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39:.B546])" office:value-type="string" office:string-value="RASETHABA">
            <text:p>RASETHAB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RICHTER</text:p>
          </table:table-cell>
          <table:table-cell office:value-type="string">
            <text:p>Darryn</text:p>
          </table:table-cell>
          <table:table-cell office:value-type="string">
            <text:p>Communications</text:p>
          </table:table-cell>
          <table:table-cell office:value-type="float" office:value="55">
            <text:p>55</text:p>
          </table:table-cell>
          <table:table-cell table:number-columns-repeated="5"/>
          <table:table-cell table:formula="of:=UPPER([.B240:.B547])" office:value-type="string" office:string-value="RICHTER">
            <text:p>RICHTER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ROSSOUW</text:p>
          </table:table-cell>
          <table:table-cell office:value-type="string">
            <text:p>Amy</text:p>
          </table:table-cell>
          <table:table-cell office:value-type="string">
            <text:p>Architecture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41:.B548])" office:value-type="string" office:string-value="ROSSOUW">
            <text:p>ROSSOUW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uiters</text:p>
          </table:table-cell>
          <table:table-cell office:value-type="string">
            <text:p>Kriesin</text:p>
          </table:table-cell>
          <table:table-cell office:value-type="string">
            <text:p>Humanities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42:.B549])" office:value-type="string" office:string-value="RUITERS">
            <text:p>RUITER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UITERS</text:p>
          </table:table-cell>
          <table:table-cell office:value-type="string">
            <text:p>Simamkele</text:p>
          </table:table-cell>
          <table:table-cell office:value-type="string">
            <text:p>Information Science</text:p>
          </table:table-cell>
          <table:table-cell office:value-type="float" office:value="53">
            <text:p>53</text:p>
          </table:table-cell>
          <table:table-cell table:number-columns-repeated="5"/>
          <table:table-cell table:formula="of:=UPPER([.B243:.B550])" office:value-type="string" office:string-value="RUITERS">
            <text:p>RUITER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UITERS</text:p>
          </table:table-cell>
          <table:table-cell office:value-type="string">
            <text:p>Siyabulela</text:p>
          </table:table-cell>
          <table:table-cell office:value-type="string">
            <text:p>Humanities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44:.B551])" office:value-type="string" office:string-value="RUITERS">
            <text:p>RUITERS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RUSCHENBAUM</text:p>
          </table:table-cell>
          <table:table-cell office:value-type="string">
            <text:p>Siyasanga</text:p>
          </table:table-cell>
          <table:table-cell office:value-type="string">
            <text:p>Natural Science</text:p>
          </table:table-cell>
          <table:table-cell office:value-type="float" office:value="74">
            <text:p>7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45:.B552])" office:value-type="string" office:string-value="RUSCHENBAUM">
            <text:p>RUSCHENBAUM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Ruschenbaum</text:p>
          </table:table-cell>
          <table:table-cell office:value-type="string">
            <text:p>Stuart</text:p>
          </table:table-cell>
          <table:table-cell office:value-type="string">
            <text:p>Physical Science</text:p>
          </table:table-cell>
          <table:table-cell office:value-type="float" office:value="36">
            <text:p>36</text:p>
          </table:table-cell>
          <table:table-cell table:number-columns-repeated="5"/>
          <table:table-cell table:formula="of:=UPPER([.B246:.B553])" office:value-type="string" office:string-value="RUSCHENBAUM">
            <text:p>RUSCHENBAUM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acks</text:p>
          </table:table-cell>
          <table:table-cell office:value-type="string">
            <text:p>Olwethu</text:p>
          </table:table-cell>
          <table:table-cell office:value-type="string">
            <text:p>Management Science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UPPER([.B247:.B554])" office:value-type="string" office:string-value="SACKS">
            <text:p>SACK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ACKS</text:p>
          </table:table-cell>
          <table:table-cell office:value-type="string">
            <text:p>Skumbuzo</text:p>
          </table:table-cell>
          <table:table-cell office:value-type="string">
            <text:p>Hospitality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48:.B555])" office:value-type="string" office:string-value="SACKS">
            <text:p>SACK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ALIE</text:p>
          </table:table-cell>
          <table:table-cell table:style-name="ce11" office:value-type="string">
            <text:p>Sonia</text:p>
          </table:table-cell>
          <table:table-cell office:value-type="string">
            <text:p>Communications</text:p>
          </table:table-cell>
          <table:table-cell office:value-type="float" office:value="33">
            <text:p>33</text:p>
          </table:table-cell>
          <table:table-cell table:number-columns-repeated="5"/>
          <table:table-cell table:formula="of:=UPPER([.B249:.B556])" office:value-type="string" office:string-value="SALIE">
            <text:p>SALI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AM </text:p>
          </table:table-cell>
          <table:table-cell office:value-type="string">
            <text:p>Stacy</text:p>
          </table:table-cell>
          <table:table-cell office:value-type="string">
            <text:p>Social Sciences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0:.B557])" office:value-type="string" office:string-value="SAM ">
            <text:p>SAM 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SATEKGE</text:p>
          </table:table-cell>
          <table:table-cell table:style-name="ce11" office:value-type="string">
            <text:p>Dawn </text:p>
          </table:table-cell>
          <table:table-cell office:value-type="string">
            <text:p>Information Science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1:.B558])" office:value-type="string" office:string-value="SATEKGE">
            <text:p>SATEKG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CHEEPERS</text:p>
          </table:table-cell>
          <table:table-cell office:value-type="string">
            <text:p>Steffen</text:p>
          </table:table-cell>
          <table:table-cell office:value-type="string">
            <text:p>Engineering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2:.B559])" office:value-type="string" office:string-value="SCHEEPERS">
            <text:p>SCHEEPERS</text:p>
          </table:table-cell>
          <table:table-cell table:number-columns-repeated="1013"/>
        </table:table-row>
        <table:table-row table:style-name="ro6">
          <table:table-cell/>
          <table:table-cell table:style-name="ce12" office:value-type="string">
            <text:p>SCHOEMAN</text:p>
          </table:table-cell>
          <table:table-cell table:style-name="ce13" office:value-type="string">
            <text:p>Amy</text:p>
          </table:table-cell>
          <table:table-cell office:value-type="string">
            <text:p>Architecture</text:p>
          </table:table-cell>
          <table:table-cell office:value-type="float" office:value="46">
            <text:p>46</text:p>
          </table:table-cell>
          <table:table-cell table:number-columns-repeated="5"/>
          <table:table-cell table:formula="of:=UPPER([.B253:.B560])" office:value-type="string" office:string-value="SCHOEMAN">
            <text:p>SCHOEMAN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SEKGOBELA</text:p>
          </table:table-cell>
          <table:table-cell office:value-type="string">
            <text:p>Deidre</text:p>
          </table:table-cell>
          <table:table-cell office:value-type="string">
            <text:p>Humanities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4:.B561])" office:value-type="string" office:string-value="SEKGOBELA">
            <text:p>SEKGOBEL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SHAI</text:p>
          </table:table-cell>
          <table:table-cell office:value-type="string">
            <text:p>Denver</text:p>
          </table:table-cell>
          <table:table-cell office:value-type="string">
            <text:p>Management Science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5:.B562])" office:value-type="string" office:string-value="SHAI">
            <text:p>SHAI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SHILUMANI</text:p>
          </table:table-cell>
          <table:table-cell table:style-name="ce11" office:value-type="string">
            <text:p>Derian</text:p>
          </table:table-cell>
          <table:table-cell office:value-type="string">
            <text:p>Arts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6:.B563])" office:value-type="string" office:string-value="SHILUMANI">
            <text:p>SHILUMANI</text:p>
          </table:table-cell>
          <table:table-cell table:number-columns-repeated="1013"/>
        </table:table-row>
        <table:table-row table:style-name="ro6">
          <table:table-cell/>
          <table:table-cell table:style-name="ce11" office:value-type="string">
            <text:p>SHIVAMBU</text:p>
          </table:table-cell>
          <table:table-cell office:value-type="string">
            <text:p>Derrick</text:p>
          </table:table-cell>
          <table:table-cell office:value-type="string">
            <text:p>Trades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UPPER([.B257:.B564])" office:value-type="string" office:string-value="SHIVAMBU">
            <text:p>SHIVAMBU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IHLALI</text:p>
          </table:table-cell>
          <table:table-cell table:style-name="ce11" office:value-type="string">
            <text:p>Stephanie</text:p>
          </table:table-cell>
          <table:table-cell office:value-type="string">
            <text:p>Information Science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58:.B565])" office:value-type="string" office:string-value="SIHLALI">
            <text:p>SIHLAL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ILUMESI</text:p>
          </table:table-cell>
          <table:table-cell table:style-name="ce11" office:value-type="string">
            <text:p>Tanya</text:p>
          </table:table-cell>
          <table:table-cell office:value-type="string">
            <text:p>Physical Science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UPPER([.B259:.B566])" office:value-type="string" office:string-value="SILUMESI">
            <text:p>SILUMESI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IMPSON</text:p>
          </table:table-cell>
          <table:table-cell office:value-type="string">
            <text:p>Tara</text:p>
          </table:table-cell>
          <table:table-cell office:value-type="string">
            <text:p>Arts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UPPER([.B260:.B567])" office:value-type="string" office:string-value="SIMPSON">
            <text:p>SIMPSON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SMITH</text:p>
          </table:table-cell>
          <table:table-cell office:value-type="string">
            <text:p>Jade</text:p>
          </table:table-cell>
          <table:table-cell office:value-type="string">
            <text:p>Engineering</text:p>
          </table:table-cell>
          <table:table-cell office:value-type="float" office:value="92">
            <text:p>9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1:.B568])" office:value-type="string" office:string-value="SMITH">
            <text:p>SMITH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ODLADLA</text:p>
          </table:table-cell>
          <table:table-cell office:value-type="string">
            <text:p>Tarryn</text:p>
          </table:table-cell>
          <table:table-cell office:value-type="string">
            <text:p>Information Science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2:.B569])" office:value-type="string" office:string-value="SODLADLA">
            <text:p>SODLADL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SOKUPA</text:p>
          </table:table-cell>
          <table:table-cell office:value-type="string">
            <text:p>Taryn</text:p>
          </table:table-cell>
          <table:table-cell office:value-type="string">
            <text:p>Trades</text:p>
          </table:table-cell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3:.B570])" office:value-type="string" office:string-value="SOKUPA">
            <text:p>SOKUPA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OLOMON</text:p>
          </table:table-cell>
          <table:table-cell table:style-name="ce11" office:value-type="string">
            <text:p>Tebogo</text:p>
          </table:table-cell>
          <table:table-cell office:value-type="string">
            <text:p>Financial</text:p>
          </table:table-cell>
          <table:table-cell office:value-type="float" office:value="22">
            <text:p>22</text:p>
          </table:table-cell>
          <table:table-cell table:number-columns-repeated="5"/>
          <table:table-cell table:formula="of:=UPPER([.B264:.B571])" office:value-type="string" office:string-value="SOLOMON">
            <text:p>SOLOMON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ONGOGO</text:p>
          </table:table-cell>
          <table:table-cell office:value-type="string">
            <text:p>Tembisa</text:p>
          </table:table-cell>
          <table:table-cell office:value-type="string">
            <text:p>Communications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5:.B572])" office:value-type="string" office:string-value="SONGOGO">
            <text:p>SONGOGO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ONGWIQI</text:p>
          </table:table-cell>
          <table:table-cell office:value-type="string">
            <text:p>Terri-Ann</text:p>
          </table:table-cell>
          <table:table-cell office:value-type="string">
            <text:p>Information Science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6:.B573])" office:value-type="string" office:string-value="SONGWIQI">
            <text:p>SONGWIQI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ONGWIQI </text:p>
          </table:table-cell>
          <table:table-cell table:style-name="ce11" office:value-type="string">
            <text:p>Thabile </text:p>
          </table:table-cell>
          <table:table-cell office:value-type="string">
            <text:p>Physical Scienc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7:.B574])" office:value-type="string" office:string-value="SONGWIQI ">
            <text:p>SONGWIQI 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panjaard</text:p>
          </table:table-cell>
          <table:table-cell office:value-type="string">
            <text:p>Gerald</text:p>
          </table:table-cell>
          <table:table-cell office:value-type="string">
            <text:p>Architecture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UPPER([.B268:.B575])" office:value-type="string" office:string-value="SPANJAARD">
            <text:p>SPANJAARD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PANJAARD</text:p>
          </table:table-cell>
          <table:table-cell table:style-name="ce11" office:value-type="string">
            <text:p>Thabo </text:p>
          </table:table-cell>
          <table:table-cell office:value-type="string">
            <text:p>Management Science</text:p>
          </table:table-cell>
          <table:table-cell office:value-type="float" office:value="79">
            <text:p>7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69:.B576])" office:value-type="string" office:string-value="SPANJAARD">
            <text:p>SPANJAARD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panneberg</text:p>
          </table:table-cell>
          <table:table-cell office:value-type="string">
            <text:p>Aaron</text:p>
          </table:table-cell>
          <table:table-cell office:value-type="string">
            <text:p>Information Science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0:.B577])" office:value-type="string" office:string-value="SPANNEBERG">
            <text:p>SPANNEBERG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SPANNEBERG</text:p>
          </table:table-cell>
          <table:table-cell table:style-name="ce11" office:value-type="string">
            <text:p>Thabo </text:p>
          </table:table-cell>
          <table:table-cell office:value-type="string">
            <text:p>Information Science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UPPER([.B271:.B578])" office:value-type="string" office:string-value="SPANNEBERG">
            <text:p>SPANNEBERG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SURTION</text:p>
          </table:table-cell>
          <table:table-cell office:value-type="string">
            <text:p>Derryn</text:p>
          </table:table-cell>
          <table:table-cell office:value-type="string">
            <text:p>Architecture</text:p>
          </table:table-cell>
          <table:table-cell office:value-type="float" office:value="93">
            <text:p>9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2:.B579])" office:value-type="string" office:string-value="SURTION">
            <text:p>SURTIO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obias</text:p>
          </table:table-cell>
          <table:table-cell office:value-type="string">
            <text:p>Tamsyn</text:p>
          </table:table-cell>
          <table:table-cell office:value-type="string">
            <text:p>Humanities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3:.B580])" office:value-type="string" office:string-value="TOBIAS">
            <text:p>TOBIA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oerien</text:p>
          </table:table-cell>
          <table:table-cell office:value-type="string">
            <text:p>Anja</text:p>
          </table:table-cell>
          <table:table-cell office:value-type="string">
            <text:p>Management Science</text:p>
          </table:table-cell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4:.B581])" office:value-type="string" office:string-value="TOERIEN">
            <text:p>TOERIEN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UCK </text:p>
          </table:table-cell>
          <table:table-cell office:value-type="string">
            <text:p>Thembinkosi</text:p>
          </table:table-cell>
          <table:table-cell office:value-type="string">
            <text:p>Social Sciences</text:p>
          </table:table-cell>
          <table:table-cell office:value-type="float" office:value="26">
            <text:p>26</text:p>
          </table:table-cell>
          <table:table-cell table:number-columns-repeated="5"/>
          <table:table-cell table:formula="of:=UPPER([.B275:.B582])" office:value-type="string" office:string-value="TUCK ">
            <text:p>TUCK 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WA TWA </text:p>
          </table:table-cell>
          <table:table-cell office:value-type="string">
            <text:p>Tracy</text:p>
          </table:table-cell>
          <table:table-cell office:value-type="string">
            <text:p>Hospitality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UPPER([.B276:.B583])" office:value-type="string" office:string-value="TWA TWA ">
            <text:p>TWA TWA 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WATWA</text:p>
          </table:table-cell>
          <table:table-cell table:style-name="ce11" office:value-type="string">
            <text:p>Tumelo</text:p>
          </table:table-cell>
          <table:table-cell office:value-type="string">
            <text:p>Medical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7:.B584])" office:value-type="string" office:string-value="TWATWA">
            <text:p>TWATW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wissell</text:p>
          </table:table-cell>
          <table:table-cell office:value-type="string">
            <text:p>Sammy</text:p>
          </table:table-cell>
          <table:table-cell office:value-type="string">
            <text:p>Arts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f:=UPPER([.B278:.B585])" office:value-type="string" office:string-value="TWISSELL">
            <text:p>TWISSEL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TWISSELL</text:p>
          </table:table-cell>
          <table:table-cell office:value-type="string">
            <text:p>Tyrone</text:p>
          </table:table-cell>
          <table:table-cell office:value-type="string">
            <text:p>Numerical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79:.B586])" office:value-type="string" office:string-value="TWISSELL">
            <text:p>TWISSELL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Appel </text:p>
          </table:table-cell>
          <table:table-cell office:value-type="string">
            <text:p>Leigh-Ann</text:p>
          </table:table-cell>
          <table:table-cell office:value-type="string">
            <text:p>Information Science</text:p>
          </table:table-cell>
          <table:table-cell office:value-type="float" office:value="41">
            <text:p>41</text:p>
          </table:table-cell>
          <table:table-cell table:number-columns-repeated="5"/>
          <table:table-cell table:formula="of:=UPPER([.B280:.B587])" office:value-type="string" office:string-value="VAN APPEL ">
            <text:p>VAN APPEL 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APPEL </text:p>
          </table:table-cell>
          <table:table-cell office:value-type="string">
            <text:p>Udesh</text:p>
          </table:table-cell>
          <table:table-cell office:value-type="string">
            <text:p>Trades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1:.B588])" office:value-type="string" office:string-value="VAN APPEL ">
            <text:p>VAN APPEL 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BILJON</text:p>
          </table:table-cell>
          <table:table-cell office:value-type="string">
            <text:p>Vanessa</text:p>
          </table:table-cell>
          <table:table-cell office:value-type="string">
            <text:p>Trades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2:.B589])" office:value-type="string" office:string-value="VAN BILJON">
            <text:p>VAN BILJON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DEEMTER</text:p>
          </table:table-cell>
          <table:table-cell office:value-type="string">
            <text:p>Veronique</text:p>
          </table:table-cell>
          <table:table-cell office:value-type="string">
            <text:p>Numerical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f:=UPPER([.B283:.B590])" office:value-type="string" office:string-value="VAN DEEMTER">
            <text:p>VAN DEEMTE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DEN BERG</text:p>
          </table:table-cell>
          <table:table-cell office:value-type="string">
            <text:p>Vimlan</text:p>
          </table:table-cell>
          <table:table-cell office:value-type="string">
            <text:p>Financial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4:.B591])" office:value-type="string" office:string-value="VAN DEN BERG">
            <text:p>VAN DEN BERG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VAN DER WATT</text:p>
          </table:table-cell>
          <table:table-cell office:value-type="string">
            <text:p>Vincent</text:p>
          </table:table-cell>
          <table:table-cell office:value-type="string">
            <text:p>Information Science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5:.B592])" office:value-type="string" office:string-value="VAN DER WATT">
            <text:p>VAN DER WATT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VAN DYK</text:p>
          </table:table-cell>
          <table:table-cell table:style-name="ce11" office:value-type="string">
            <text:p>Desiree</text:p>
          </table:table-cell>
          <table:table-cell office:value-type="string">
            <text:p>Natural Science</text:p>
          </table:table-cell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6:.B593])" office:value-type="string" office:string-value="VAN DYK">
            <text:p>VAN DYK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Van Wildemann</text:p>
          </table:table-cell>
          <table:table-cell office:value-type="string">
            <text:p>Courtney</text:p>
          </table:table-cell>
          <table:table-cell office:value-type="string">
            <text:p>Trades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87:.B594])" office:value-type="string" office:string-value="VAN WILDEMANN">
            <text:p>VAN WILDEMANN</text:p>
          </table:table-cell>
          <table:table-cell table:number-columns-repeated="1013"/>
        </table:table-row>
        <table:table-row table:style-name="ro10">
          <table:table-cell/>
          <table:table-cell office:value-type="string">
            <text:p>Van Wildemann </text:p>
          </table:table-cell>
          <table:table-cell office:value-type="string">
            <text:p>Jason</text:p>
          </table:table-cell>
          <table:table-cell office:value-type="string">
            <text:p>Physical Science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UPPER([.B288:.B595])" office:value-type="string" office:string-value="VAN WILDEMANN ">
            <text:p>VAN WILDEMANN 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VENTER</text:p>
          </table:table-cell>
          <table:table-cell table:style-name="ce11" office:value-type="string">
            <text:p>Dikeled</text:p>
          </table:table-cell>
          <table:table-cell office:value-type="string">
            <text:p>Information Science</text:p>
          </table:table-cell>
          <table:table-cell office:value-type="float" office:value="49">
            <text:p>49</text:p>
          </table:table-cell>
          <table:table-cell table:number-columns-repeated="5"/>
          <table:table-cell table:formula="of:=UPPER([.B289:.B596])" office:value-type="string" office:string-value="VENTER">
            <text:p>VENTER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VENTER</text:p>
          </table:table-cell>
          <table:table-cell table:style-name="ce11" office:value-type="string">
            <text:p>Donovan</text:p>
          </table:table-cell>
          <table:table-cell office:value-type="string">
            <text:p>Information Science</text:p>
          </table:table-cell>
          <table:table-cell office:value-type="float" office:value="34">
            <text:p>34</text:p>
          </table:table-cell>
          <table:table-cell table:number-columns-repeated="5"/>
          <table:table-cell table:formula="of:=UPPER([.B290:.B597])" office:value-type="string" office:string-value="VENTER">
            <text:p>VENTER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WESSELS</text:p>
          </table:table-cell>
          <table:table-cell office:value-type="string">
            <text:p>Vuyo</text:p>
          </table:table-cell>
          <table:table-cell office:value-type="string">
            <text:p>Hospitality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1:.B598])" office:value-type="string" office:string-value="WESSELS">
            <text:p>WESSEL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EST</text:p>
          </table:table-cell>
          <table:table-cell office:value-type="string">
            <text:p>Waide</text:p>
          </table:table-cell>
          <table:table-cell office:value-type="string">
            <text:p>Hospitality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UPPER([.B292:.B599])" office:value-type="string" office:string-value="WEST">
            <text:p>WEST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HITE</text:p>
          </table:table-cell>
          <table:table-cell office:value-type="string">
            <text:p>Warren</text:p>
          </table:table-cell>
          <table:table-cell office:value-type="string">
            <text:p>Hospitality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f:=UPPER([.B293:.B600])" office:value-type="string" office:string-value="WHITE">
            <text:p>WHITE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WHITEHEAD</text:p>
          </table:table-cell>
          <table:table-cell office:value-type="string">
            <text:p>Warren</text:p>
          </table:table-cell>
          <table:table-cell office:value-type="string">
            <text:p>Engineering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4:.B601])" office:value-type="string" office:string-value="WHITEHEAD">
            <text:p>WHITEHEAD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ICOMBE</text:p>
          </table:table-cell>
          <table:table-cell office:value-type="string">
            <text:p>Warren</text:p>
          </table:table-cell>
          <table:table-cell office:value-type="string">
            <text:p>Agricultural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5:.B602])" office:value-type="string" office:string-value="WICOMBE">
            <text:p>WICOMB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ILDSKIT</text:p>
          </table:table-cell>
          <table:table-cell office:value-type="string">
            <text:p>Warren</text:p>
          </table:table-cell>
          <table:table-cell office:value-type="string">
            <text:p>Engineering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6:.B603])" office:value-type="string" office:string-value="WILDSKIT">
            <text:p>WILDSKIT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WILLEMSE</text:p>
          </table:table-cell>
          <table:table-cell office:value-type="string">
            <text:p>Wazeer</text:p>
          </table:table-cell>
          <table:table-cell office:value-type="string">
            <text:p>Hospitality</text:p>
          </table:table-cell>
          <table:table-cell office:value-type="float" office:value="53">
            <text:p>53</text:p>
          </table:table-cell>
          <table:table-cell table:number-columns-repeated="5"/>
          <table:table-cell table:formula="of:=UPPER([.B297:.B604])" office:value-type="string" office:string-value="WILLEMSE">
            <text:p>WILLEMS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illiams</text:p>
          </table:table-cell>
          <table:table-cell office:value-type="string">
            <text:p>Thulani</text:p>
          </table:table-cell>
          <table:table-cell office:value-type="string">
            <text:p>Physical Scienc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8:.B605])" office:value-type="string" office:string-value="WILLIAMS">
            <text:p>WILLIAM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ILLIAMS</text:p>
          </table:table-cell>
          <table:table-cell office:value-type="string">
            <text:p>Wendy</text:p>
          </table:table-cell>
          <table:table-cell office:value-type="string">
            <text:p>Physical Science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299:.B606])" office:value-type="string" office:string-value="WILLIAMS">
            <text:p>WILLIAM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itbooi</text:p>
          </table:table-cell>
          <table:table-cell office:value-type="string">
            <text:p>Daniel</text:p>
          </table:table-cell>
          <table:table-cell office:value-type="string">
            <text:p>Arts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0:.B607])" office:value-type="string" office:string-value="WITBOOI">
            <text:p>WITBOOI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Wolfaardt</text:p>
          </table:table-cell>
          <table:table-cell office:value-type="string">
            <text:p>Marlin</text:p>
          </table:table-cell>
          <table:table-cell office:value-type="string">
            <text:p>Engineering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f:=UPPER([.B301:.B608])" office:value-type="string" office:string-value="WOLFAARDT">
            <text:p>WOLFAARDT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ood</text:p>
          </table:table-cell>
          <table:table-cell office:value-type="string">
            <text:p>Taryn</text:p>
          </table:table-cell>
          <table:table-cell office:value-type="string">
            <text:p>Arts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2:.B609])" office:value-type="string" office:string-value="WOOD">
            <text:p>WOOD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oods</text:p>
          </table:table-cell>
          <table:table-cell office:value-type="string">
            <text:p>Bertie</text:p>
          </table:table-cell>
          <table:table-cell office:value-type="string">
            <text:p>Social Sciences</text:p>
          </table:table-cell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3:.B610])" office:value-type="string" office:string-value="WOODS">
            <text:p>WOOD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OODS</text:p>
          </table:table-cell>
          <table:table-cell office:value-type="string">
            <text:p>Zaheera</text:p>
          </table:table-cell>
          <table:table-cell office:value-type="string">
            <text:p>Physical Science</text:p>
          </table:table-cell>
          <table:table-cell office:value-type="float" office:value="89">
            <text:p>89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4:.B611])" office:value-type="string" office:string-value="WOODS">
            <text:p>WOOD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ylie</text:p>
          </table:table-cell>
          <table:table-cell office:value-type="string">
            <text:p>Roxanne</text:p>
          </table:table-cell>
          <table:table-cell office:value-type="string">
            <text:p>Trades</text:p>
          </table:table-cell>
          <table:table-cell office:value-type="float" office:value="48">
            <text:p>48</text:p>
          </table:table-cell>
          <table:table-cell table:number-columns-repeated="5"/>
          <table:table-cell table:formula="of:=UPPER([.B305:.B612])" office:value-type="string" office:string-value="WYLIE">
            <text:p>WYLI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WYLIE</text:p>
          </table:table-cell>
          <table:table-cell office:value-type="string">
            <text:p>Zane</text:p>
          </table:table-cell>
          <table:table-cell office:value-type="string">
            <text:p>Engineering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6:.B613])" office:value-type="string" office:string-value="WYLIE">
            <text:p>WYLIE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Xabanisa</text:p>
          </table:table-cell>
          <table:table-cell office:value-type="string">
            <text:p>Khwezikazi</text:p>
          </table:table-cell>
          <table:table-cell office:value-type="string">
            <text:p>Humanities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7:.B614])" office:value-type="string" office:string-value="XABANISA">
            <text:p>XABANISA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XABANISA</text:p>
          </table:table-cell>
          <table:table-cell office:value-type="string">
            <text:p>Zane</text:p>
          </table:table-cell>
          <table:table-cell office:value-type="string">
            <text:p>Physical Science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8:.B615])" office:value-type="string" office:string-value="XABANISA">
            <text:p>XABANISA</text:p>
          </table:table-cell>
          <table:table-cell table:number-columns-repeated="1013"/>
        </table:table-row>
        <table:table-row table:style-name="ro5">
          <table:table-cell/>
          <table:table-cell table:style-name="ce11" office:value-type="string">
            <text:p>YOUNG</text:p>
          </table:table-cell>
          <table:table-cell table:style-name="ce11" office:value-type="string">
            <text:p>Jan</text:p>
          </table:table-cell>
          <table:table-cell office:value-type="string">
            <text:p>Natural Science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table:number-columns-repeated="4"/>
          <table:table-cell table:formula="of:=UPPER([.B309:.B616])" office:value-type="string" office:string-value="YOUNG">
            <text:p>YOUNG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Zicwele</text:p>
          </table:table-cell>
          <table:table-cell office:value-type="string">
            <text:p>Brandon</text:p>
          </table:table-cell>
          <table:table-cell office:value-type="string">
            <text:p>Architecture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UPPER([.B310:.B617])" office:value-type="string" office:string-value="ZICWELE">
            <text:p>ZICWELE</text:p>
          </table:table-cell>
          <table:table-cell table:number-columns-repeated="1013"/>
        </table:table-row>
        <table:table-row table:style-name="ro8">
          <table:table-cell/>
          <table:table-cell table:style-name="Default" table:number-columns-repeated="2"/>
          <table:table-cell/>
          <table:table-cell/>
          <table:table-cell table:style-name="ce9" table:formula="of:=IF([.E311]&gt;=60;&quot;Yes&quot;;&quot;&quot;)">
            <text:p/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8">
          <table:table-cell/>
          <table:table-cell table:style-name="Default" table:number-columns-repeated="2"/>
          <table:table-cell table:number-columns-repeated="2"/>
          <table:table-cell table:style-name="ce9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8">
          <table:table-cell/>
          <table:table-cell table:style-name="Default" table:number-columns-repeated="2"/>
          <table:table-cell table:number-columns-repeated="2"/>
          <table:table-cell table:style-name="ce9"/>
          <table:table-cell table:number-columns-repeated="4"/>
          <table:table-cell table:style-name="Default" table:number-columns-repeated="2"/>
          <table:table-cell table:number-columns-repeated="1012"/>
        </table:table-row>
      </table:table>
      <table:table table:name="Summary_Opsomming" table:style-name="ta2" table:print="false">
        <office:forms form:automatic-focus="false" form:apply-design-mode="false"/>
        <table:table-column table:style-name="co13" table:default-cell-style-name="Default"/>
        <table:table-column table:style-name="co12" table:number-columns-repeated="1023" table:default-cell-style-name="Default"/>
        <table:table-row table:style-name="ro8">
          <table:table-cell table:style-name="ce8"/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6">
          <table:table-cell table:style-name="ce20" office:value-type="string">
            <text:p>Number of learners who qualify for university entrance</text:p>
            <text:p>Aantal leerders wat vir universiteitstoelating kwalifiseer</text:p>
          </table:table-cell>
          <table:table-cell table:style-name="ce21" office:value-type="float" office:value="179">
            <text:p>179</text:p>
          </table:table-cell>
          <table:table-cell table:number-columns-repeated="1022"/>
        </table:table-row>
        <table:table-row table:style-name="ro6">
          <table:table-cell table:style-name="ce20" office:value-type="string">
            <text:p>Number of learners who do not qualify</text:p>
            <text:p>Aantal leerders in die groep wat nie kwalifiseer nie</text:p>
          </table:table-cell>
          <table:table-cell table:style-name="ce21" office:value-type="float" office:value="129">
            <text:p>129</text:p>
          </table:table-cell>
          <table:table-cell table:number-columns-repeated="1022"/>
        </table:table-row>
      </table:table>
      <table:table table:name="Careers_Beroepe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2" table:number-columns-repeated="1022" table:default-cell-style-name="Default"/>
        <table:table-row table:style-name="ro8">
          <table:table-cell table:number-columns-repeated="1024"/>
        </table:table-row>
        <table:table-row table:style-name="ro2">
          <table:table-cell table:style-name="ce22" office:value-type="string">
            <text:p>Career Groups</text:p>
            <text:p>Beroepsgroepe</text:p>
          </table:table-cell>
          <table:table-cell table:style-name="ce22" office:value-type="string">
            <text:p>Learner Numbers</text:p>
            <text:p>Aantal Leerders</text:p>
          </table:table-cell>
          <table:table-cell table:number-columns-repeated="1022"/>
        </table:table-row>
        <table:table-row table:style-name="ro8">
          <table:table-cell office:value-type="string">
            <text:p>Agricultural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8">
          <table:table-cell office:value-type="string">
            <text:p>Architecture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8">
          <table:table-cell office:value-type="string">
            <text:p>Arts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8">
          <table:table-cell office:value-type="string">
            <text:p>Communications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8">
          <table:table-cell office:value-type="string">
            <text:p>Engineering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8">
          <table:table-cell office:value-type="string">
            <text:p>Financial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8">
          <table:table-cell office:value-type="string">
            <text:p>Hospitality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8">
          <table:table-cell office:value-type="string">
            <text:p>Humanities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8">
          <table:table-cell office:value-type="string">
            <text:p>Information Science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8">
          <table:table-cell office:value-type="string">
            <text:p>Management Science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8">
          <table:table-cell office:value-type="string">
            <text:p>Medical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8">
          <table:table-cell office:value-type="string">
            <text:p>Natural Science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8">
          <table:table-cell office:value-type="string">
            <text:p>Numerical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8">
          <table:table-cell office:value-type="string">
            <text:p>Physical Science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8">
          <table:table-cell office:value-type="string">
            <text:p>Social Sciences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8">
          <table:table-cell office:value-type="string">
            <text:p>Trades</text:p>
          </table:table-cell>
          <table:table-cell office:value-type="float" office:value="24">
            <text:p>24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 </number:text>
      <number:number number:decimal-places="0" number:min-integer-digits="1" number:grouping="true"/>
    </number:number-style>
    <number:number-style style:name="N138">
      <number:text>R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 </number:text>
      <number:number number:decimal-places="0" number:min-integer-digits="1" number:grouping="true"/>
    </number:number-style>
    <number:number-style style:name="N139">
      <style:text-properties fo:color="#ff0000"/>
      <number:text>R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 </number:text>
      <number:number number:decimal-places="2" number:min-integer-digits="1" number:grouping="true"/>
    </number:number-style>
    <number:number-style style:name="N141">
      <number:text>R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 </number:text>
      <number:number number:decimal-places="2" number:min-integer-digits="1" number:grouping="true"/>
    </number:number-style>
    <number:number-style style:name="N142">
      <style:text-properties fo:color="#ff0000"/>
      <number:text>R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R </number:text>
      <number:number number:decimal-places="0" number:min-integer-digits="1" number:grouping="true"/>
      <number:text> </number:text>
    </number:number-style>
    <number:number-style style:name="N146P1" style:volatile="true">
      <number:text> R -</number:text>
      <number:number number:decimal-places="0" number:min-integer-digits="1" number:grouping="true"/>
      <number:text> </number:text>
    </number:number-style>
    <number:number-style style:name="N146P2" style:volatile="true">
      <number:text> R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 </number:text>
      <number:number number:decimal-places="2" number:min-integer-digits="1" number:grouping="true"/>
      <number:text> </number:text>
    </number:number-style>
    <number:number-style style:name="N152P1" style:volatile="true">
      <number:text> R -</number:text>
      <number:number number:decimal-places="2" number:min-integer-digits="1" number:grouping="true"/>
      <number:text> </number:text>
    </number:number-style>
    <number:number-style style:name="N152P2" style:volatile="true">
      <number:text> R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ata" style:display-name="Normal_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65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2011/02/01</text:date>, <text:time>10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arners_5f_Leerders" style:display-name="PageStyle_Learners_Lee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5f_Opsomming" style:display-name="PageStyle_Summary_Opsomm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eers_5f_Beroepe" style:display-name="PageStyle_Careers_Beroep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5T11:08:07</meta:creation-date>
    <dc:creator>Mike Chiles</dc:creator>
    <dc:date>2011-02-01T10:57:15.15</dc:date>
    <meta:print-date>2010-09-05T16:48:00</meta:print-date>
    <meta:generator>OpenOffice.org/3.2$Win32 OpenOffice.org_project/320m18$Build-9502</meta:generator>
    <meta:editing-duration>PT00H03M06S</meta:editing-duration>
    <meta:editing-cycles>3</meta:editing-cycles>
    <meta:document-statistic meta:table-count="3" meta:cell-count="1768" meta:object-count="0"/>
  </office:meta>
</office:document-meta>
</file>